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9年(西元2010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42236246.828" calcext:value-type="float">
            <text:p><text:s/>42,236,247 <text:s/></text:p>
          </table:table-cell>
          <table:table-cell table:style-name="ce42" office:value-type="float" office:value="4319993.50444444" calcext:value-type="float">
            <text:p><text:s/>4,319,994 <text:s/></text:p>
          </table:table-cell>
          <table:table-cell table:style-name="ce42" office:value-type="float" office:value="33676128.768" calcext:value-type="float">
            <text:p><text:s/>33,676,129 <text:s/></text:p>
          </table:table-cell>
          <table:table-cell table:style-name="ce42" office:value-type="float" office:value="111218.344444444" calcext:value-type="float">
            <text:p><text:s/>111,218 <text:s/></text:p>
          </table:table-cell>
          <table:table-cell table:style-name="ce42" office:value-type="float" office:value="3977646.32222222" calcext:value-type="float">
            <text:p><text:s/>3,977,64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1259.888888889" calcext:value-type="float">
            <text:p><text:s/>151,26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92298.5444444445" calcext:value-type="float">
            <text:p><text:s/>92,29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79.98888888889" calcext:value-type="float">
            <text:p><text:s/>1,08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218.5555555556" calcext:value-type="float">
            <text:p><text:s/>91,21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162642.949673419" calcext:value-type="float">
            <text:p><text:s/>-162,643 <text:s/></text:p>
          </table:table-cell>
          <table:table-cell table:style-name="ce42" office:value-type="float" office:value="-91533.4644444444" calcext:value-type="float">
            <text:p><text:s/>-91,533 <text:s/></text:p>
          </table:table-cell>
          <table:table-cell table:style-name="ce42" office:value-type="float" office:value="-605725.384953112" calcext:value-type="float">
            <text:p><text:s/>-605,725 <text:s/></text:p>
          </table:table-cell>
          <table:table-cell table:style-name="ce42" office:value-type="float" office:value="-1317.44444444445" calcext:value-type="float">
            <text:p><text:s/>-1,317 <text:s/></text:p>
          </table:table-cell>
          <table:table-cell table:style-name="ce42" office:value-type="float" office:value="474081.344168581" calcext:value-type="float">
            <text:p><text:s/>474,08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852" calcext:value-type="float">
            <text:p><text:s/>61,85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42306591.233229" calcext:value-type="float">
            <text:p><text:s/>42,306,591 <text:s/></text:p>
          </table:table-cell>
          <table:table-cell table:style-name="ce43" office:value-type="float" office:value="4411526.96888889" calcext:value-type="float">
            <text:p><text:s/>4,411,527 <text:s/></text:p>
          </table:table-cell>
          <table:table-cell table:style-name="ce43" office:value-type="float" office:value="34281854.1529531" calcext:value-type="float">
            <text:p><text:s/>34,281,854 <text:s/></text:p>
          </table:table-cell>
          <table:table-cell table:style-name="ce43" office:value-type="float" office:value="111455.8" calcext:value-type="float">
            <text:p><text:s/>111,456 <text:s/></text:p>
          </table:table-cell>
          <table:table-cell table:style-name="ce43" office:value-type="float" office:value="3503564.97805364" calcext:value-type="float">
            <text:p><text:s/>3,503,565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1810.66666666668" calcext:value-type="float">
            <text:p><text:s/>-1,811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840708.380518979" calcext:value-type="float">
            <text:p><text:s/>840,708 <text:s/></text:p>
          </table:table-cell>
          <table:table-cell table:style-name="ce43" office:value-type="float" office:value="79655.4088888887" calcext:value-type="float">
            <text:p><text:s/>79,655 <text:s/></text:p>
          </table:table-cell>
          <table:table-cell table:style-name="ce43" office:value-type="float" office:value="1248908.13396439" calcext:value-type="float">
            <text:p><text:s/>1,248,908 <text:s/></text:p>
          </table:table-cell>
          <table:table-cell table:style-name="ce43" office:value-type="float" office:value="-13055.3222222222" calcext:value-type="float">
            <text:p><text:s/>-13,055 <text:s/></text:p>
          </table:table-cell>
          <table:table-cell table:style-name="ce43" office:value-type="float" office:value="-451081.506778743" calcext:value-type="float">
            <text:p><text:s/>-451,082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23718.3333333336" calcext:value-type="float">
            <text:p><text:s/>-23,718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40503128.225808" calcext:value-type="float">
            <text:p><text:s/>40,503,128 <text:s/></text:p>
          </table:table-cell>
          <table:table-cell table:style-name="ce42" office:value-type="float" office:value="4331871.56" calcext:value-type="float">
            <text:p><text:s/>4,331,872 <text:s/></text:p>
          </table:table-cell>
          <table:table-cell table:style-name="ce42" office:value-type="float" office:value="28272935.0733141" calcext:value-type="float">
            <text:p><text:s/>28,272,9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54646.48483238" calcext:value-type="float">
            <text:p><text:s/>3,954,64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68416.33333333" calcext:value-type="float">
            <text:p><text:s/>3,368,41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5398244.58333333" calcext:value-type="float">
            <text:p><text:s/>5,398,245 <text:s/></text:p>
          </table:table-cell>
          <table:table-cell table:style-name="ce42" office:value-type="float" office:value="4222039.65888889" calcext:value-type="float">
            <text:p><text:s/>4,222,040 <text:s/></text:p>
          </table:table-cell>
          <table:table-cell table:style-name="ce42" office:value-type="float" office:value="1176204.92444444" calcext:value-type="float">
            <text:p><text:s/>1,176,20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4319769.49888889" calcext:value-type="float">
            <text:p><text:s/>4,319,769 <text:s/></text:p>
          </table:table-cell>
          <table:table-cell table:style-name="ce42" office:value-type="float" office:value="109831.901111111" calcext:value-type="float">
            <text:p><text:s/>109,832 <text:s/></text:p>
          </table:table-cell>
          <table:table-cell table:style-name="ce42" office:value-type="float" office:value="841521.264444445" calcext:value-type="float">
            <text:p><text:s/>841,5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68416.33333333" calcext:value-type="float">
            <text:p><text:s/>3,368,41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1300193.8643811" calcext:value-type="float">
            <text:p><text:s/>21,300,1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528938.0462154" calcext:value-type="float">
            <text:p><text:s/>17,528,9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71255.81816572" calcext:value-type="float">
            <text:p><text:s/>3,771,2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766800.142222222" calcext:value-type="float">
            <text:p><text:s/>766,8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66800.142222222" calcext:value-type="float">
            <text:p><text:s/>766,8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8718120.13698245" calcext:value-type="float">
            <text:p><text:s/>8,718,12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959470.69598758" calcext:value-type="float">
            <text:p><text:s/>7,959,47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83390.666666667" calcext:value-type="float">
            <text:p><text:s/>183,39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7052692.27366667" calcext:value-type="float">
            <text:p><text:s/>7,052,6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159908.66666667" calcext:value-type="float">
            <text:p><text:s/>4,159,90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7052692.27366667" calcext:value-type="float">
            <text:p><text:s/>7,052,6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159908.66666667" calcext:value-type="float">
            <text:p><text:s/>4,159,90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038474.04733333" calcext:value-type="float">
            <text:p><text:s/>1,038,47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546090.799333333" calcext:value-type="float">
            <text:p><text:s/>546,09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92383.248" calcext:value-type="float">
            <text:p><text:s/>492,38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58617.0192222222" calcext:value-type="float">
            <text:p><text:s/>58,617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20898.8888888889" calcext:value-type="float">
            <text:p><text:s/>20,899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918355.83401311" calcext:value-type="float">
            <text:p><text:s/>6,918,35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760010.94567464" calcext:value-type="float">
            <text:p><text:s/>4,760,011 <text:s/></text:p>
          </table:table-cell>
          <table:table-cell table:style-name="ce44" office:value-type="float" office:value="124511.122222222" calcext:value-type="float">
            <text:p><text:s/>124,511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792501.111111111" calcext:value-type="float">
            <text:p><text:s/>792,501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6597348.64512422" calcext:value-type="float">
            <text:p><text:s/>6,597,34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760010.94567464" calcext:value-type="float">
            <text:p><text:s/>4,760,011 <text:s/></text:p>
          </table:table-cell>
          <table:table-cell table:style-name="ce44" office:value-type="float" office:value="59319.7111111111" calcext:value-type="float">
            <text:p><text:s/>59,320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536685.333333333" calcext:value-type="float">
            <text:p><text:s/>536,685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597348.64512422" calcext:value-type="float">
            <text:p><text:s/>6,597,3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60010.94567464" calcext:value-type="float">
            <text:p><text:s/>4,760,011 <text:s/></text:p>
          </table:table-cell>
          <table:table-cell table:style-name="ce42" office:value-type="float" office:value="59319.7111111111" calcext:value-type="float">
            <text:p><text:s/>59,32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6685.333333333" calcext:value-type="float">
            <text:p><text:s/>536,68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659.66762666667" calcext:value-type="float">
            <text:p><text:s/>2,66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59.66762666667" calcext:value-type="float">
            <text:p><text:s/>2,6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28640.284105952" calcext:value-type="float">
            <text:p><text:s/>328,6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8640.284105952" calcext:value-type="float">
            <text:p><text:s/>328,64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80458.202148708" calcext:value-type="float">
            <text:p><text:s/>380,4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0458.202148708" calcext:value-type="float">
            <text:p><text:s/>380,4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269531.61353774" calcext:value-type="float">
            <text:p><text:s/>2,269,5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65083.81353774" calcext:value-type="float">
            <text:p><text:s/>2,265,0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543006.42947236" calcext:value-type="float">
            <text:p><text:s/>1,543,0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43006.42947236" calcext:value-type="float">
            <text:p><text:s/>1,543,0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57616.9320594446" calcext:value-type="float">
            <text:p>( 57,617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57616.9320594446" calcext:value-type="float">
            <text:p>( 57,61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485389.49741292" calcext:value-type="float">
            <text:p>( 1,485,389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485389.49741292" calcext:value-type="float">
            <text:p>( 1,485,38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543827.540907132" calcext:value-type="float">
            <text:p><text:s/>543,8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3827.540907132" calcext:value-type="float">
            <text:p><text:s/>543,8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73396.017024915" calcext:value-type="float">
            <text:p><text:s/>173,3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3396.017024915" calcext:value-type="float">
            <text:p><text:s/>173,3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9301.62613333333" calcext:value-type="float">
            <text:p><text:s/>9,302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4853.82613333333" calcext:value-type="float">
            <text:p><text:s/>4,854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632137.81692444" calcext:value-type="float">
            <text:p><text:s/>1,632,1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32137.81692444" calcext:value-type="float">
            <text:p><text:s/>1,632,13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307626.22151111" calcext:value-type="float">
            <text:p><text:s/>1,307,6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07626.22151111" calcext:value-type="float">
            <text:p><text:s/>1,307,62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324511.595413333" calcext:value-type="float">
            <text:p><text:s/>324,5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4511.595413333" calcext:value-type="float">
            <text:p><text:s/>324,5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836840.49699624" calcext:value-type="float">
            <text:p><text:s/>1,836,8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50.59754666667" calcext:value-type="float">
            <text:p><text:s/>3,951 <text:s/></text:p>
          </table:table-cell>
          <table:table-cell table:style-name="ce42" office:value-type="float" office:value="59319.7111111111" calcext:value-type="float">
            <text:p><text:s/>59,32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6685.333333333" calcext:value-type="float">
            <text:p><text:s/>536,68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834453.09176958" calcext:value-type="float">
            <text:p><text:s/>1,834,45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63.19232" calcext:value-type="float">
            <text:p><text:s/>1,563 <text:s/></text:p>
          </table:table-cell>
          <table:table-cell table:style-name="ce42" office:value-type="float" office:value="59319.7111111111" calcext:value-type="float">
            <text:p><text:s/>59,32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6685.333333333" calcext:value-type="float">
            <text:p><text:s/>536,68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387.40522666667" calcext:value-type="float">
            <text:p><text:s/>2,3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87.40522666667" calcext:value-type="float">
            <text:p><text:s/>2,3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47080.563784465" calcext:value-type="float">
            <text:p><text:s/>147,0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7080.563784465" calcext:value-type="float">
            <text:p><text:s/>147,08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321007.188888889" calcext:value-type="float">
            <text:p><text:s/>321,00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191.4111111111" calcext:value-type="float">
            <text:p><text:s/>65,19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5815.777777778" calcext:value-type="float">
            <text:p><text:s/>255,81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321007.188888889" calcext:value-type="float">
            <text:p><text:s/>321,00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191.4111111111" calcext:value-type="float">
            <text:p><text:s/>65,19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5815.777777778" calcext:value-type="float">
            <text:p><text:s/>255,81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2384115.264099" calcext:value-type="float">
            <text:p><text:s/>122,384,1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3041947.456705" calcext:value-type="float">
            <text:p><text:s/>103,041,9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607596.9668533" calcext:value-type="float">
            <text:p><text:s/>18,607,5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8972251.284" calcext:value-type="float">
            <text:p><text:s/>88,972,2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3121760.3171467" calcext:value-type="float">
            <text:p><text:s/>73,121,76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850490.9668533" calcext:value-type="float">
            <text:p><text:s/>15,850,4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2445650.270568" calcext:value-type="float">
            <text:p><text:s/>2,445,6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45650.270568" calcext:value-type="float">
            <text:p><text:s/>2,445,6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0966213.709531" calcext:value-type="float">
            <text:p><text:s/>30,966,2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474536.86899" calcext:value-type="float">
            <text:p><text:s/>27,474,5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57106" calcext:value-type="float">
            <text:p><text:s/>2,757,1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2771531.072451" calcext:value-type="float">
            <text:p><text:s/>22,771,5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319124.072451" calcext:value-type="float">
            <text:p><text:s/>20,319,12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52407" calcext:value-type="float">
            <text:p><text:s/>2,452,4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2771531.072451" calcext:value-type="float">
            <text:p><text:s/>22,771,53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0319124.072451" calcext:value-type="float">
            <text:p><text:s/>20,319,12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452407" calcext:value-type="float">
            <text:p><text:s/>2,452,40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9年(西元2010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68567.1975459562" calcext:value-type="float">
            <text:p><text:s/>68,567 <text:s/></text:p>
          </table:table-cell>
          <table:table-cell table:style-name="ce41" office:value-type="float" office:value="14229" calcext:value-type="float">
            <text:p><text:s/>14,229 <text:s/></text:p>
          </table:table-cell>
          <table:table-cell table:style-name="ce41" office:value-type="float" office:value="54338.1975459562" calcext:value-type="float">
            <text:p><text:s/>54,338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537973.0412076" calcext:value-type="float">
            <text:p><text:s/>71,537,973 <text:s/></text:p>
          </table:table-cell>
          <table:table-cell table:style-name="ce42" office:value-type="float" office:value="50849719" calcext:value-type="float">
            <text:p><text:s/>50,849,7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7033.963" calcext:value-type="float">
            <text:p><text:s/>327,0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01704.84578" calcext:value-type="float">
            <text:p><text:s/>1,201,70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982650.7819718" calcext:value-type="float">
            <text:p><text:s/>17,982,6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3643.92831" calcext:value-type="float">
            <text:p><text:s/>123,64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78107.66666667" calcext:value-type="float">
            <text:p><text:s/>1,978,10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99044.44444444" calcext:value-type="float">
            <text:p><text:s/>2,199,04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020.2416099995" calcext:value-type="float">
            <text:p><text:s/>12,020 <text:s/></text:p>
          </table:table-cell>
          <table:table-cell table:style-name="ce42" office:value-type="float" office:value="174268" calcext:value-type="float">
            <text:p><text:s/>174,26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0.000000000001569" calcext:value-type="float">
            <text:p><text:s/>-0 <text:s/></text:p>
          </table:table-cell>
          <table:table-cell table:style-name="ce42" office:value-type="float" office:value="-24292.39375" calcext:value-type="float">
            <text:p><text:s/>-24,29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9434717.1040607" calcext:value-type="float">
            <text:p><text:s/>49,434,717 <text:s/></text:p>
          </table:table-cell>
          <table:table-cell table:style-name="ce43" office:value-type="float" office:value="50689680" calcext:value-type="float">
            <text:p><text:s/>50,689,680 <text:s/></text:p>
          </table:table-cell>
          <table:table-cell table:style-name="ce43" office:value-type="float" office:value="54338.1975459562" calcext:value-type="float">
            <text:p><text:s/>54,338 <text:s/></text:p>
          </table:table-cell>
          <table:table-cell table:style-name="ce43" office:value-type="float" office:value="327033.963" calcext:value-type="float">
            <text:p><text:s/>327,034 <text:s/></text:p>
          </table:table-cell>
          <table:table-cell table:style-name="ce43" office:value-type="float" office:value="0.000000000001569" calcext:value-type="float">
            <text:p><text:s/>0 <text:s/></text:p>
          </table:table-cell>
          <table:table-cell table:style-name="ce43" office:value-type="float" office:value="1102353.31122" calcext:value-type="float">
            <text:p><text:s/>1,102,35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33828.21051889" calcext:value-type="float">
            <text:p><text:s/>7,033,8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5533.82163" calcext:value-type="float">
            <text:p><text:s/>175,53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.0000000000119934" calcext:value-type="float">
            <text:p><text:s/>0 <text:s/></text:p>
          </table:table-cell>
          <table:table-cell table:style-name="ce43" office:value-type="float" office:value="-0.000000000007267" calcext:value-type="float">
            <text:p><text:s/>-0 <text:s/></text:p>
          </table:table-cell>
          <table:table-cell table:style-name="ce43" office:value-type="float" office:value="0.000000000001704" calcext:value-type="float">
            <text:p><text:s/>0 <text:s/></text:p>
          </table:table-cell>
          <table:table-cell table:style-name="ce43" office:value-type="float" office:value="-123583.619512312" calcext:value-type="float">
            <text:p><text:s/>-123,584 <text:s/></text:p>
          </table:table-cell>
          <table:table-cell table:style-name="ce43" office:value-type="float" office:value="-160001" calcext:value-type="float">
            <text:p><text:s/>-160,001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538.02507435488" calcext:value-type="float">
            <text:p><text:s/>5,53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41702.236030679" calcext:value-type="float">
            <text:p><text:s/>141,702 <text:s/></text:p>
          </table:table-cell>
          <table:table-cell table:style-name="ce42" office:value-type="float" office:value="361970.449047451" calcext:value-type="float">
            <text:p><text:s/>361,970 <text:s/></text:p>
          </table:table-cell>
          <table:table-cell table:style-name="ce42" office:value-type="float" office:value="71586.0892500699" calcext:value-type="float">
            <text:p><text:s/>71,586 <text:s/></text:p>
          </table:table-cell>
          <table:table-cell table:style-name="ce42" office:value-type="float" office:value="54206450.1562114" calcext:value-type="float">
            <text:p><text:s/>54,206,450 <text:s/></text:p>
          </table:table-cell>
          <table:table-cell table:style-name="ce42" office:value-type="float" office:value="50849681" calcext:value-type="float">
            <text:p><text:s/>50,849,681 <text:s/></text:p>
          </table:table-cell>
          <table:table-cell table:style-name="ce42" office:value-type="float" office:value="54338.1975459562" calcext:value-type="float">
            <text:p><text:s/>54,338 <text:s/></text:p>
          </table:table-cell>
          <table:table-cell table:style-name="ce42" office:value-type="float" office:value="327033.963" calcext:value-type="float">
            <text:p><text:s/>327,034 <text:s/></text:p>
          </table:table-cell>
          <table:table-cell table:style-name="ce42" office:value-type="float" office:value="19201.1489590106" calcext:value-type="float">
            <text:p><text:s/>19,20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231053.160546" calcext:value-type="float">
            <text:p><text:s/>51,231,053 <text:s/></text:p>
          </table:table-cell>
          <table:table-cell table:style-name="ce42" office:value-type="float" office:value="50849681" calcext:value-type="float">
            <text:p><text:s/>50,849,681 <text:s/></text:p>
          </table:table-cell>
          <table:table-cell table:style-name="ce42" office:value-type="float" office:value="54338.1975459562" calcext:value-type="float">
            <text:p><text:s/>54,338 <text:s/></text:p>
          </table:table-cell>
          <table:table-cell table:style-name="ce42" office:value-type="float" office:value="327033.963" calcext:value-type="float">
            <text:p><text:s/>327,03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79202" calcext:value-type="float">
            <text:p><text:s/>2,179,20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17.06666666667" calcext:value-type="float">
            <text:p><text:s/>8,41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41702.236030679" calcext:value-type="float">
            <text:p><text:s/>141,702 <text:s/></text:p>
          </table:table-cell>
          <table:table-cell table:style-name="ce43" office:value-type="float" office:value="361970.449047451" calcext:value-type="float">
            <text:p><text:s/>361,970 <text:s/></text:p>
          </table:table-cell>
          <table:table-cell table:style-name="ce43" office:value-type="float" office:value="71586.0892500699" calcext:value-type="float">
            <text:p><text:s/>71,586 <text:s/></text:p>
          </table:table-cell>
          <table:table-cell table:style-name="ce43" office:value-type="float" office:value="787777.928998823" calcext:value-type="float">
            <text:p><text:s/>787,778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9201.1489590106" calcext:value-type="float">
            <text:p><text:s/>19,201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235079.53333333" calcext:value-type="float">
            <text:p><text:s/>1,235,080 <text:s/></text:p>
          </table:table-cell>
          <table:table-cell table:style-name="ce42" office:value-type="float" office:value="1466323.66533333" calcext:value-type="float">
            <text:p><text:s/>1,466,324 <text:s/></text:p>
          </table:table-cell>
          <table:table-cell table:style-name="ce42" office:value-type="float" office:value="191380.408333333" calcext:value-type="float">
            <text:p><text:s/>191,380 <text:s/></text:p>
          </table:table-cell>
          <table:table-cell table:style-name="ce42" office:value-type="float" office:value="59303995.5360811" calcext:value-type="float">
            <text:p><text:s/>59,303,99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95451.13011111" calcext:value-type="float">
            <text:p><text:s/>1,595,451 <text:s/></text:p>
          </table:table-cell>
          <table:table-cell table:style-name="ce42" office:value-type="float" office:value="1944826.92917" calcext:value-type="float">
            <text:p><text:s/>1,944,82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235079.53333333" calcext:value-type="float">
            <text:p><text:s/>1,235,080 <text:s/></text:p>
          </table:table-cell>
          <table:table-cell table:style-name="ce42" office:value-type="float" office:value="1466323.66533333" calcext:value-type="float">
            <text:p><text:s/>1,466,324 <text:s/></text:p>
          </table:table-cell>
          <table:table-cell table:style-name="ce42" office:value-type="float" office:value="191380.408333333" calcext:value-type="float">
            <text:p><text:s/>191,380 <text:s/></text:p>
          </table:table-cell>
          <table:table-cell table:style-name="ce42" office:value-type="float" office:value="53957705.1207051" calcext:value-type="float">
            <text:p><text:s/>53,957,70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95451.13011111" calcext:value-type="float">
            <text:p><text:s/>1,595,451 <text:s/></text:p>
          </table:table-cell>
          <table:table-cell table:style-name="ce42" office:value-type="float" office:value="1652196.621794" calcext:value-type="float">
            <text:p><text:s/>1,652,19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346290.415376" calcext:value-type="float">
            <text:p><text:s/>5,346,29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92630.307376" calcext:value-type="float">
            <text:p><text:s/>292,63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55090.733333333" calcext:value-type="float">
            <text:p><text:s/>255,091 <text:s/></text:p>
          </table:table-cell>
          <table:table-cell table:style-name="ce42" office:value-type="float" office:value="730481.269" calcext:value-type="float">
            <text:p><text:s/>730,481 <text:s/></text:p>
          </table:table-cell>
          <table:table-cell table:style-name="ce42" office:value-type="float" office:value="52902.045" calcext:value-type="float">
            <text:p><text:s/>52,902 <text:s/></text:p>
          </table:table-cell>
          <table:table-cell table:style-name="ce42" office:value-type="float" office:value="2583585.83441734" calcext:value-type="float">
            <text:p><text:s/>2,583,58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76088.55145614" calcext:value-type="float">
            <text:p><text:s/>1,576,089 <text:s/></text:p>
          </table:table-cell>
          <table:table-cell table:style-name="ce42" office:value-type="float" office:value="56298.3191959269" calcext:value-type="float">
            <text:p><text:s/>56,29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72.26666666667" calcext:value-type="float">
            <text:p><text:s/>1,5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22589.266666667" calcext:value-type="float">
            <text:p><text:s/>222,589 <text:s/></text:p>
          </table:table-cell>
          <table:table-cell table:style-name="ce42" office:value-type="float" office:value="270599.487666667" calcext:value-type="float">
            <text:p><text:s/>270,599 <text:s/></text:p>
          </table:table-cell>
          <table:table-cell table:style-name="ce42" office:value-type="float" office:value="52902.045" calcext:value-type="float">
            <text:p><text:s/>52,902 <text:s/></text:p>
          </table:table-cell>
          <table:table-cell table:style-name="ce42" office:value-type="float" office:value="20156.5333333333" calcext:value-type="float">
            <text:p><text:s/>20,1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32501.4666666667" calcext:value-type="float">
            <text:p><text:s/>32,501 <text:s/></text:p>
          </table:table-cell>
          <table:table-cell table:style-name="ce42" office:value-type="float" office:value="459881.781333333" calcext:value-type="float">
            <text:p><text:s/>459,8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57731.54849808" calcext:value-type="float">
            <text:p><text:s/>2,557,73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76088.55145614" calcext:value-type="float">
            <text:p><text:s/>1,576,089 <text:s/></text:p>
          </table:table-cell>
          <table:table-cell table:style-name="ce42" office:value-type="float" office:value="54338.56661" calcext:value-type="float">
            <text:p><text:s/>54,33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85.27402" calcext:value-type="float">
            <text:p><text:s/>2,2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8.87402" calcext:value-type="float">
            <text:p><text:s/>16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840.21189926027" calcext:value-type="float">
            <text:p><text:s/>1,84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790.87856592694" calcext:value-type="float">
            <text:p><text:s/>1,791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48.4" calcext:value-type="float">
            <text:p><text:s/>148 <text:s/></text:p>
          </table:table-cell>
          <table:table-cell table:style-name="ce44" office:value-type="float" office:value="21694.4443333333" calcext:value-type="float">
            <text:p><text:s/>21,694 <text:s/></text:p>
          </table:table-cell>
          <table:table-cell table:style-name="ce44" office:value-type="float" office:value="15875.286" calcext:value-type="float">
            <text:p><text:s/>15,875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838138.163969321" calcext:value-type="float">
            <text:p><text:s/>838,138 <text:s/></text:p>
          </table:table-cell>
          <table:table-cell table:style-name="ce44" office:value-type="float" office:value="352177.502952549" calcext:value-type="float">
            <text:p><text:s/>352,178 <text:s/></text:p>
          </table:table-cell>
          <table:table-cell table:style-name="ce44" office:value-type="float" office:value="51016.9880832634" calcext:value-type="float">
            <text:p><text:s/>51,017 <text:s/></text:p>
          </table:table-cell>
          <table:table-cell table:style-name="ce44" office:value-type="float" office:value="45038432.0585064" calcext:value-type="float">
            <text:p><text:s/>45,038,432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61.429695960557" calcext:value-type="float">
            <text:p><text:s/>161 <text:s/></text:p>
          </table:table-cell>
          <table:table-cell table:style-name="ce44" office:value-type="float" office:value="2809810.07448972" calcext:value-type="float">
            <text:p><text:s/>2,809,81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838138.163969321" calcext:value-type="float">
            <text:p><text:s/>838,138 <text:s/></text:p>
          </table:table-cell>
          <table:table-cell table:style-name="ce44" office:value-type="float" office:value="352177.502952549" calcext:value-type="float">
            <text:p><text:s/>352,178 <text:s/></text:p>
          </table:table-cell>
          <table:table-cell table:style-name="ce44" office:value-type="float" office:value="51016.9880832634" calcext:value-type="float">
            <text:p><text:s/>51,017 <text:s/></text:p>
          </table:table-cell>
          <table:table-cell table:style-name="ce44" office:value-type="float" office:value="20555260.7760373" calcext:value-type="float">
            <text:p><text:s/>20,555,261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61.429695960557" calcext:value-type="float">
            <text:p><text:s/>161 <text:s/></text:p>
          </table:table-cell>
          <table:table-cell table:style-name="ce44" office:value-type="float" office:value="2018205.06411972" calcext:value-type="float">
            <text:p><text:s/>2,018,2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838138.163969321" calcext:value-type="float">
            <text:p><text:s/>838,138 <text:s/></text:p>
          </table:table-cell>
          <table:table-cell table:style-name="ce42" office:value-type="float" office:value="352177.502952549" calcext:value-type="float">
            <text:p><text:s/>352,178 <text:s/></text:p>
          </table:table-cell>
          <table:table-cell table:style-name="ce42" office:value-type="float" office:value="51016.9880832634" calcext:value-type="float">
            <text:p><text:s/>51,017 <text:s/></text:p>
          </table:table-cell>
          <table:table-cell table:style-name="ce42" office:value-type="float" office:value="4689270.81224754" calcext:value-type="float">
            <text:p><text:s/>4,689,27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1.429695960557" calcext:value-type="float">
            <text:p><text:s/>161 <text:s/></text:p>
          </table:table-cell>
          <table:table-cell table:style-name="ce42" office:value-type="float" office:value="509006.40033" calcext:value-type="float">
            <text:p><text:s/>509,0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522.3157" calcext:value-type="float">
            <text:p><text:s/>60,52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59.9157" calcext:value-type="float">
            <text:p><text:s/>2,5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6088.035666064" calcext:value-type="float">
            <text:p><text:s/>346,0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361.94453" calcext:value-type="float">
            <text:p><text:s/>8,3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4153.463189873" calcext:value-type="float">
            <text:p><text:s/>564,1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72.73625" calcext:value-type="float">
            <text:p><text:s/>1,1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352.99005" calcext:value-type="float">
            <text:p><text:s/>32,3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32.59005" calcext:value-type="float">
            <text:p><text:s/>2,4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03.74106" calcext:value-type="float">
            <text:p><text:s/>9,0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4.54106" calcext:value-type="float">
            <text:p><text:s/>1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3335.948109633" calcext:value-type="float">
            <text:p><text:s/>233,3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38.2509" calcext:value-type="float">
            <text:p><text:s/>2,2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78.34537333333" calcext:value-type="float">
            <text:p><text:s/>6,1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626.61204" calcext:value-type="float">
            <text:p><text:s/>4,6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4447.8" calcext:value-type="float">
            <text:p><text:s/>4,44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27017.72937752" calcext:value-type="float">
            <text:p><text:s/>1,627,01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1.429695960557" calcext:value-type="float">
            <text:p><text:s/>161 <text:s/></text:p>
          </table:table-cell>
          <table:table-cell table:style-name="ce42" office:value-type="float" office:value="321349.83655" calcext:value-type="float">
            <text:p><text:s/>321,3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6432.19930582" calcext:value-type="float">
            <text:p><text:s/>1,176,4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4034.32532" calcext:value-type="float">
            <text:p><text:s/>54,0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90627.173498357" calcext:value-type="float">
            <text:p>( 990,62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4034.32532" calcext:value-type="float">
            <text:p>( 54,034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84928.225807461" calcext:value-type="float">
            <text:p>( 184,928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876.8" calcext:value-type="float">
            <text:p>( 877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9418.701386425" calcext:value-type="float">
            <text:p><text:s/>139,41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1.429695960557" calcext:value-type="float">
            <text:p><text:s/>1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905.050788608" calcext:value-type="float">
            <text:p><text:s/>33,9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4447.8" calcext:value-type="float">
            <text:p><text:s/>4,448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77261.777896667" calcext:value-type="float">
            <text:p><text:s/>277,262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67315.51123" calcext:value-type="float">
            <text:p><text:s/>267,3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3923.683262222" calcext:value-type="float">
            <text:p><text:s/>213,9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84.26104" calcext:value-type="float">
            <text:p><text:s/>2,88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476.7561566667" calcext:value-type="float">
            <text:p><text:s/>83,4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29.08949" calcext:value-type="float">
            <text:p><text:s/>2,529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99312.8984133333" calcext:value-type="float">
            <text:p><text:s/>99,31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6974.76508" calcext:value-type="float">
            <text:p><text:s/>6,9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7430.397243333" calcext:value-type="float">
            <text:p><text:s/>347,4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117.06391" calcext:value-type="float">
            <text:p><text:s/>14,1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311.6" calcext:value-type="float">
            <text:p><text:s/>60,31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7118.797243333" calcext:value-type="float">
            <text:p><text:s/>287,1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117.06391" calcext:value-type="float">
            <text:p><text:s/>14,1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6841.02011333333" calcext:value-type="float">
            <text:p>( 6,84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6586.08678" calcext:value-type="float">
            <text:p>( 6,586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6134.47818666667" calcext:value-type="float">
            <text:p>( 6,134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1844.21152" calcext:value-type="float">
            <text:p>( 1,844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833690.363969321" calcext:value-type="float">
            <text:p><text:s/>833,690 <text:s/></text:p>
          </table:table-cell>
          <table:table-cell table:style-name="ce42" office:value-type="float" office:value="352177.502952549" calcext:value-type="float">
            <text:p><text:s/>352,178 <text:s/></text:p>
          </table:table-cell>
          <table:table-cell table:style-name="ce42" office:value-type="float" office:value="51016.9880832634" calcext:value-type="float">
            <text:p><text:s/>51,017 <text:s/></text:p>
          </table:table-cell>
          <table:table-cell table:style-name="ce42" office:value-type="float" office:value="544078.15633" calcext:value-type="float">
            <text:p><text:s/>544,0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539.79633" calcext:value-type="float">
            <text:p><text:s/>19,5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833690.363969321" calcext:value-type="float">
            <text:p><text:s/>833,690 <text:s/></text:p>
          </table:table-cell>
          <table:table-cell table:style-name="ce42" office:value-type="float" office:value="352177.502952549" calcext:value-type="float">
            <text:p><text:s/>352,178 <text:s/></text:p>
          </table:table-cell>
          <table:table-cell table:style-name="ce42" office:value-type="float" office:value="51016.9880832634" calcext:value-type="float">
            <text:p><text:s/>51,017 <text:s/></text:p>
          </table:table-cell>
          <table:table-cell table:style-name="ce42" office:value-type="float" office:value="466933.885906667" calcext:value-type="float">
            <text:p><text:s/>466,9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810.45924" calcext:value-type="float">
            <text:p><text:s/>11,8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144.2704233333" calcext:value-type="float">
            <text:p><text:s/>77,1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729.33709" calcext:value-type="float">
            <text:p><text:s/>7,7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368.00086666667" calcext:value-type="float">
            <text:p>( 9,368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637.3342" calcext:value-type="float">
            <text:p>( 4,637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2901.1148133333" calcext:value-type="float">
            <text:p><text:s/>92,90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063.38148" calcext:value-type="float">
            <text:p><text:s/>6,06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2758.18162" calcext:value-type="float">
            <text:p><text:s/>12,75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688.58162" calcext:value-type="float">
            <text:p><text:s/>2,6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3744.535893333" calcext:value-type="float">
            <text:p><text:s/>123,7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88.20256" calcext:value-type="float">
            <text:p><text:s/>3,3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535.9930077778" calcext:value-type="float">
            <text:p><text:s/>40,5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230.91523" calcext:value-type="float">
            <text:p><text:s/>6,2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755.83821" calcext:value-type="float">
            <text:p><text:s/>117,7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1355.23821" calcext:value-type="float">
            <text:p><text:s/>101,3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3.986666676" calcext:value-type="float">
            <text:p><text:s/>97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523.2894111111" calcext:value-type="float">
            <text:p><text:s/>87,5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88.6783" calcext:value-type="float">
            <text:p><text:s/>389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6203.4126933333" calcext:value-type="float">
            <text:p><text:s/>46,20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97877.5406972" calcext:value-type="float">
            <text:p><text:s/>12,997,8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8157.5301861111" calcext:value-type="float">
            <text:p><text:s/>98,1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5692.4444444444" calcext:value-type="float">
            <text:p><text:s/>85,6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581195.4962528" calcext:value-type="float">
            <text:p><text:s/>12,581,1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8157.5301861111" calcext:value-type="float">
            <text:p><text:s/>98,1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745.3333333333" calcext:value-type="float">
            <text:p><text:s/>29,74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1244.266666667" calcext:value-type="float">
            <text:p><text:s/>301,24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0912.717048889" calcext:value-type="float">
            <text:p><text:s/>400,9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.52756" calcext:value-type="float">
            <text:p><text:s/>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818.4503822222" calcext:value-type="float">
            <text:p><text:s/>66,8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.52756" calcext:value-type="float">
            <text:p><text:s/>3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34094.266666667" calcext:value-type="float">
            <text:p><text:s/>334,094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9390.16367802" calcext:value-type="float">
            <text:p><text:s/>1,149,3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3194.0636780183" calcext:value-type="float">
            <text:p><text:s/>93,19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4373.660125796" calcext:value-type="float">
            <text:p><text:s/>574,3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3088.1823480183" calcext:value-type="float">
            <text:p><text:s/>93,0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54.13333333333" calcext:value-type="float">
            <text:p><text:s/>7,75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625.7333333333" calcext:value-type="float">
            <text:p><text:s/>13,62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06.4666666667" calcext:value-type="float">
            <text:p><text:s/>10,50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677.97071666667" calcext:value-type="float">
            <text:p><text:s/>7,6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.10405" calcext:value-type="float">
            <text:p><text:s/>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6938.622222222" calcext:value-type="float">
            <text:p><text:s/>386,93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8513.57728" calcext:value-type="float">
            <text:p><text:s/>148,51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85.77728" calcext:value-type="float">
            <text:p><text:s/>86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317809.54236559" calcext:value-type="float">
            <text:p><text:s/>1,317,810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317809.54236559" calcext:value-type="float">
            <text:p><text:s/>1,317,8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483171.2824691" calcext:value-type="float">
            <text:p><text:s/>24,483,1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91605.01037" calcext:value-type="float">
            <text:p><text:s/>791,6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483171.2824691" calcext:value-type="float">
            <text:p><text:s/>24,483,1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91605.01037" calcext:value-type="float">
            <text:p><text:s/>791,6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0510055.2770367" calcext:value-type="float">
            <text:p>( 20,510,05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791605.01037" calcext:value-type="float">
            <text:p>( 791,605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03109.095436" calcext:value-type="float">
            <text:p><text:s/>303,109 <text:s/></text:p>
          </table:table-cell>
          <table:table-cell table:style-name="ce42" office:value-type="float" office:value="428836.585009" calcext:value-type="float">
            <text:p><text:s/>428,837 <text:s/></text:p>
          </table:table-cell>
          <table:table-cell table:style-name="ce42" office:value-type="float" office:value="2625.160096" calcext:value-type="float">
            <text:p><text:s/>2,625 <text:s/></text:p>
          </table:table-cell>
          <table:table-cell table:style-name="ce42" office:value-type="float" office:value="11099462.325563" calcext:value-type="float">
            <text:p><text:s/>11,099,46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573.617642" calcext:value-type="float">
            <text:p><text:s/>83,57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54656.848" calcext:value-type="float">
            <text:p><text:s/>8,254,6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347.780754" calcext:value-type="float">
            <text:p><text:s/>21,34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03109.095436" calcext:value-type="float">
            <text:p><text:s/>303,109 <text:s/></text:p>
          </table:table-cell>
          <table:table-cell table:style-name="ce42" office:value-type="float" office:value="428836.585009" calcext:value-type="float">
            <text:p><text:s/>428,837 <text:s/></text:p>
          </table:table-cell>
          <table:table-cell table:style-name="ce42" office:value-type="float" office:value="2625.160096" calcext:value-type="float">
            <text:p><text:s/>2,625 <text:s/></text:p>
          </table:table-cell>
          <table:table-cell table:style-name="ce42" office:value-type="float" office:value="2823457.696809" calcext:value-type="float">
            <text:p><text:s/>2,823,45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573.617642" calcext:value-type="float">
            <text:p><text:s/>83,57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47178.578842" calcext:value-type="float">
            <text:p><text:s/>2,047,17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047178.578842" calcext:value-type="float">
            <text:p><text:s/>2,047,17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9年(西元2010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462280.7333333" calcext:value-type="float">
            <text:p><text:s/>14,462,28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287388.73333333" calcext:value-type="float">
            <text:p><text:s/>4,287,38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13201.77777778" calcext:value-type="float">
            <text:p><text:s/>1,713,20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199044.44444444" calcext:value-type="float">
            <text:p><text:s/>2,199,04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3151.266666667" calcext:value-type="float">
            <text:p><text:s/>153,151 <text:s/></text:p>
          </table:table-cell>
          <table:table-cell table:number-columns-repeated="2" table:style-name="ce42" office:value-type="float" office:value="76687.8666666667" calcext:value-type="float">
            <text:p><text:s/>76,68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786.6666666666" calcext:value-type="float">
            <text:p><text:s/>10,787 <text:s/></text:p>
          </table:table-cell>
          <table:table-cell table:style-name="ce42" office:value-type="float" office:value="-350.38888888889" calcext:value-type="float">
            <text:p><text:s/>-35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4309129.4666667" calcext:value-type="float">
            <text:p><text:s/>14,309,129 <text:s/></text:p>
          </table:table-cell>
          <table:table-cell table:number-columns-repeated="2" table:style-name="ce43" office:value-type="float" office:value="-4364076.6" calcext:value-type="float">
            <text:p><text:s/>-4,364,077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3923032.88888889" calcext:value-type="float">
            <text:p><text:s/>-3,923,033 <text:s/></text:p>
          </table:table-cell>
          <table:table-cell table:style-name="ce43" office:value-type="float" office:value="350.38888888889" calcext:value-type="float">
            <text:p><text:s/>35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78217.86666667" calcext:value-type="float">
            <text:p><text:s/>4,078,218 <text:s/></text:p>
          </table:table-cell>
          <table:table-cell table:number-columns-repeated="2" table:style-name="ce42" office:value-type="float" office:value="85666.5333333333" calcext:value-type="float">
            <text:p><text:s/>85,66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2459.5555555555" calcext:value-type="float">
            <text:p><text:s/>92,460 <text:s/></text:p>
          </table:table-cell>
          <table:table-cell table:style-name="ce42" office:value-type="float" office:value="2975" calcext:value-type="float">
            <text:p><text:s/>2,97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3.4666666673" calcext:value-type="float">
            <text:p><text:s/>-3 <text:s/></text:p>
          </table:table-cell>
          <table:table-cell table:style-name="ce43" office:value-type="float" office:value="-42425.8466666668" calcext:value-type="float">
            <text:p><text:s/>-42,426 <text:s/></text:p>
          </table:table-cell>
          <table:table-cell table:style-name="ce43" office:value-type="float" office:value="-42425.8466666666" calcext:value-type="float">
            <text:p><text:s/>-42,426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6632.88888888886" calcext:value-type="float">
            <text:p><text:s/>-6,633 <text:s/></text:p>
          </table:table-cell>
          <table:table-cell table:style-name="ce43" office:value-type="float" office:value="-9889.27777777778" calcext:value-type="float">
            <text:p><text:s/>-9,88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487535.2" calcext:value-type="float">
            <text:p><text:s/>9,487,535 <text:s/></text:p>
          </table:table-cell>
          <table:table-cell table:number-columns-repeated="2" table:style-name="ce42" office:value-type="float" office:value="12887258.02" calcext:value-type="float">
            <text:p><text:s/>12,887,25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51344" calcext:value-type="float">
            <text:p><text:s/>4,251,34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487535.2" calcext:value-type="float">
            <text:p><text:s/>9,487,535 <text:s/></text:p>
          </table:table-cell>
          <table:table-cell table:number-columns-repeated="2" table:style-name="ce42" office:value-type="float" office:value="8155613.336" calcext:value-type="float">
            <text:p><text:s/>8,155,61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51344" calcext:value-type="float">
            <text:p><text:s/>4,251,34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4731644.684" calcext:value-type="float">
            <text:p><text:s/>4,731,64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259.66666666667" calcext:value-type="float">
            <text:p><text:s/>4,26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.33333333333333" calcext:value-type="float">
            <text:p><text:s/>5 <text:s/></text:p>
          </table:table-cell>
          <table:table-cell table:style-name="ce42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129.4" calcext:value-type="float">
            <text:p><text:s/>2,12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.33333333333333" calcext:value-type="float">
            <text:p><text:s/>5 <text:s/></text:p>
          </table:table-cell>
          <table:table-cell table:style-name="ce42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116.4" calcext:value-type="float">
            <text:p><text:s/>2,1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3.8666666666667" calcext:value-type="float">
            <text:p><text:s/>1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9718450.2666667" calcext:value-type="float">
            <text:p><text:s/>19,718,450 <text:s/></text:p>
          </table:table-cell>
          <table:table-cell table:number-columns-repeated="2" table:style-name="ce44" office:value-type="float" office:value="8475681.06666667" calcext:value-type="float">
            <text:p><text:s/>8,475,681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42479.111111111" calcext:value-type="float">
            <text:p><text:s/>242,479 <text:s/></text:p>
          </table:table-cell>
          <table:table-cell table:style-name="ce44" office:value-type="float" office:value="7261.83333333333" calcext:value-type="float">
            <text:p><text:s/>7,262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number-columns-repeated="2" table:style-name="ce44" office:value-type="float" office:value="8475681.06666667" calcext:value-type="float">
            <text:p><text:s/>8,475,681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42479.111111111" calcext:value-type="float">
            <text:p><text:s/>242,479 <text:s/></text:p>
          </table:table-cell>
          <table:table-cell table:style-name="ce44" office:value-type="float" office:value="7261.83333333333" calcext:value-type="float">
            <text:p><text:s/>7,2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343.26666666667" calcext:value-type="float">
            <text:p><text:s/>7,34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90.22222222222" calcext:value-type="float">
            <text:p><text:s/>1,390 <text:s/></text:p>
          </table:table-cell>
          <table:table-cell table:style-name="ce42" office:value-type="float" office:value="13.2222222222222" calcext:value-type="float">
            <text:p><text:s/>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7.7333333333333" calcext:value-type="float">
            <text:p><text:s/>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82.6" calcext:value-type="float">
            <text:p><text:s/>7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.06666666666667" calcext:value-type="float">
            <text:p><text:s/>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75.066666666667" calcext:value-type="float">
            <text:p><text:s/>1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.4" calcext:value-type="float">
            <text:p><text:s/>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.06666666666667" calcext:value-type="float">
            <text:p><text:s/>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" calcext:value-type="float">
            <text:p><text:s/>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.06666666666667" calcext:value-type="float">
            <text:p><text:s/>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6.06666666666667" calcext:value-type="float">
            <text:p>( 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6.6666666666667" calcext:value-type="float">
            <text:p><text:s/>2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46" office:value-type="float" office:value="5.33333333333333" calcext:value-type="float">
            <text:p><text:s/>5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9.7333333333333" calcext:value-type="float">
            <text:p><text:s/>8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58.22222222222" calcext:value-type="float">
            <text:p><text:s/>1,35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0.866666666666667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15.6" calcext:value-type="float">
            <text:p><text:s/>1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0.1333333333333" calcext:value-type="float">
            <text:p><text:s/>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1.4666666666667" calcext:value-type="float">
            <text:p><text:s/>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.66666666666667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number-columns-repeated="2" table:style-name="ce47" office:value-type="float" office:value="8.66666666666667" calcext:value-type="float">
            <text:p>( 9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95" calcext:value-type="float">
            <text:p><text:s/>1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49.933333333333" calcext:value-type="float">
            <text:p><text:s/>1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5.0666666666667" calcext:value-type="float">
            <text:p><text:s/>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3.4" calcext:value-type="float">
            <text:p><text:s/>2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.66666666666667" calcext:value-type="float">
            <text:p><text:s/>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116.133333333333" calcext:value-type="float">
            <text:p><text:s/>11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32.466666666667" calcext:value-type="float">
            <text:p><text:s/>4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997.06666666667" calcext:value-type="float">
            <text:p><text:s/>3,99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23.133333333333" calcext:value-type="float">
            <text:p><text:s/>6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91.4" calcext:value-type="float">
            <text:p><text:s/>4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70.4" calcext:value-type="float">
            <text:p><text:s/>27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.61111111111111" calcext:value-type="float">
            <text:p><text:s/>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418172.93806667" calcext:value-type="float">
            <text:p><text:s/>8,418,17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692.4444444444" calcext:value-type="float">
            <text:p><text:s/>85,69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85692.4444444444" calcext:value-type="float">
            <text:p><text:s/>85,69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418172.93806667" calcext:value-type="float">
            <text:p><text:s/>8,418,1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807.39526666667" calcext:value-type="float">
            <text:p><text:s/>7,80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807.39526666667" calcext:value-type="float">
            <text:p><text:s/>7,80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2357.4666666667" calcext:value-type="float">
            <text:p><text:s/>42,35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5396.444444444" calcext:value-type="float">
            <text:p><text:s/>155,396 <text:s/></text:p>
          </table:table-cell>
          <table:table-cell table:style-name="ce42" office:value-type="float" office:value="7246.72222222222" calcext:value-type="float">
            <text:p><text:s/>7,24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4024.27777777778" calcext:value-type="float">
            <text:p><text:s/>4,0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518.46666666667" calcext:value-type="float">
            <text:p><text:s/>8,5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950.13333333333" calcext:value-type="float">
            <text:p><text:s/>2,9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8307.0666666667" calcext:value-type="float">
            <text:p><text:s/>28,30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5396.444444444" calcext:value-type="float">
            <text:p><text:s/>155,396 <text:s/></text:p>
          </table:table-cell>
          <table:table-cell table:style-name="ce42" office:value-type="float" office:value="2361.11111111111" calcext:value-type="float">
            <text:p><text:s/>2,36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581.8" calcext:value-type="float">
            <text:p><text:s/>2,582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61.333333333333" calcext:value-type="float">
            <text:p><text:s/>861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718450.2666667" calcext:value-type="float">
            <text:p><text:s/>19,718,4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718450.2666667" calcext:value-type="float">
            <text:p><text:s/>19,718,4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9718450.2666667" calcext:value-type="float">
            <text:p>( 19,718,45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9年(西元2010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56533.33333333" calcext:value-type="float">
            <text:p><text:s/>2,556,5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2523.733333333" calcext:value-type="float">
            <text:p><text:s/>302,524 <text:s/></text:p>
          </table:table-cell>
          <table:table-cell table:style-name="ce42" office:value-type="float" office:value="17012.2222222222" calcext:value-type="float">
            <text:p><text:s/>17,012 <text:s/></text:p>
          </table:table-cell>
          <table:table-cell table:style-name="ce42" office:value-type="float" office:value="1393042.36576094" calcext:value-type="float">
            <text:p><text:s/>1,393,042 <text:s/></text:p>
          </table:table-cell>
          <table:table-cell table:style-name="ce42" office:value-type="float" office:value="56809" calcext:value-type="float">
            <text:p><text:s/>56,809 <text:s/></text:p>
          </table:table-cell>
          <table:table-cell table:style-name="ce42" office:value-type="float" office:value="44250.8444444445" calcext:value-type="float">
            <text:p><text:s/>44,251 <text:s/></text:p>
          </table:table-cell>
          <table:table-cell table:style-name="ce42" office:value-type="float" office:value="327063" calcext:value-type="float">
            <text:p><text:s/>327,06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9598219.86666667" calcext:value-type="float">
            <text:p><text:s/>9,598,220 <text:s/></text:p>
          </table:table-cell>
          <table:table-cell table:style-name="ce42" office:value-type="float" office:value="810483.2" calcext:value-type="float">
            <text:p><text:s/>810,483 <text:s/></text:p>
          </table:table-cell>
          <table:table-cell table:style-name="ce42" office:value-type="float" office:value="171" calcext:value-type="float">
            <text:p><text:s/>171 <text:s/></text:p>
          </table:table-cell>
          <table:table-cell table:style-name="ce42" office:value-type="float" office:value="632942.933333333" calcext:value-type="float">
            <text:p><text:s/>632,943 <text:s/></text:p>
          </table:table-cell>
          <table:table-cell table:style-name="ce42" office:value-type="float" office:value="379275.555555556" calcext:value-type="float">
            <text:p><text:s/>379,276 <text:s/></text:p>
          </table:table-cell>
          <table:table-cell table:style-name="ce42" office:value-type="float" office:value="68784.40921735" calcext:value-type="float">
            <text:p><text:s/>68,784 <text:s/></text:p>
          </table:table-cell>
          <table:table-cell table:style-name="ce42" office:value-type="float" office:value="33385" calcext:value-type="float">
            <text:p><text:s/>33,385 <text:s/></text:p>
          </table:table-cell>
          <table:table-cell table:style-name="ce42" office:value-type="float" office:value="240881.377777778" calcext:value-type="float">
            <text:p><text:s/>240,881 <text:s/></text:p>
          </table:table-cell>
          <table:table-cell table:style-name="ce42" office:value-type="float" office:value="94273" calcext:value-type="float">
            <text:p><text:s/>94,27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65504.266666667" calcext:value-type="float">
            <text:p><text:s/>165,504 <text:s/></text:p>
          </table:table-cell>
          <table:table-cell table:style-name="ce42" office:value-type="float" office:value="1810854.4" calcext:value-type="float">
            <text:p><text:s/>1,810,854 <text:s/></text:p>
          </table:table-cell>
          <table:table-cell table:style-name="ce42" office:value-type="float" office:value="1605" calcext:value-type="float">
            <text:p><text:s/>1,605 <text:s/></text:p>
          </table:table-cell>
          <table:table-cell table:style-name="ce42" office:value-type="float" office:value="144" calcext:value-type="float">
            <text:p><text:s/>14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128079.966933334" calcext:value-type="float">
            <text:p><text:s/>-128,080 <text:s/></text:p>
          </table:table-cell>
          <table:table-cell table:style-name="ce42" office:value-type="float" office:value="60784.16896" calcext:value-type="float">
            <text:p><text:s/>60,784 <text:s/></text:p>
          </table:table-cell>
          <table:table-cell table:style-name="ce42" office:value-type="float" office:value="-450" calcext:value-type="float">
            <text:p><text:s/>-450 <text:s/></text:p>
          </table:table-cell>
          <table:table-cell table:style-name="ce42" office:value-type="float" office:value="402.133333333373" calcext:value-type="float">
            <text:p><text:s/>402 <text:s/></text:p>
          </table:table-cell>
          <table:table-cell table:style-name="ce42" office:value-type="float" office:value="-14496.6666666667" calcext:value-type="float">
            <text:p><text:s/>-14,497 <text:s/></text:p>
          </table:table-cell>
          <table:table-cell table:style-name="ce42" office:value-type="float" office:value="-3377.17777777774" calcext:value-type="float">
            <text:p><text:s/>-3,3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68426.2666666667" calcext:value-type="float">
            <text:p><text:s/>-68,426 <text:s/></text:p>
          </table:table-cell>
          <table:table-cell table:style-name="ce42" office:value-type="float" office:value="-224587" calcext:value-type="float">
            <text:p><text:s/>-224,58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9635644.1664" calcext:value-type="float">
            <text:p><text:s/>-9,635,644 <text:s/></text:p>
          </table:table-cell>
          <table:table-cell table:style-name="ce43" office:value-type="float" office:value="-125588.435626667" calcext:value-type="float">
            <text:p><text:s/>-125,588 <text:s/></text:p>
          </table:table-cell>
          <table:table-cell table:style-name="ce43" office:value-type="float" office:value="-1326" calcext:value-type="float">
            <text:p><text:s/>-1,326 <text:s/></text:p>
          </table:table-cell>
          <table:table-cell table:style-name="ce43" office:value-type="float" office:value="-330965.333333333" calcext:value-type="float">
            <text:p><text:s/>-330,965 <text:s/></text:p>
          </table:table-cell>
          <table:table-cell table:style-name="ce43" office:value-type="float" office:value="-347766.666666667" calcext:value-type="float">
            <text:p><text:s/>-347,767 <text:s/></text:p>
          </table:table-cell>
          <table:table-cell table:style-name="ce43" office:value-type="float" office:value="1327635.13432137" calcext:value-type="float">
            <text:p><text:s/>1,327,635 <text:s/></text:p>
          </table:table-cell>
          <table:table-cell table:style-name="ce43" office:value-type="float" office:value="23424" calcext:value-type="float">
            <text:p><text:s/>23,424 <text:s/></text:p>
          </table:table-cell>
          <table:table-cell table:style-name="ce43" office:value-type="float" office:value="-128204.266666667" calcext:value-type="float">
            <text:p><text:s/>-128,204 <text:s/></text:p>
          </table:table-cell>
          <table:table-cell table:style-name="ce43" office:value-type="float" office:value="457377" calcext:value-type="float">
            <text:p><text:s/>457,37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45219.333333333" calcext:value-type="float">
            <text:p><text:s/>245,219 <text:s/></text:p>
          </table:table-cell>
          <table:table-cell table:style-name="ce42" office:value-type="float" office:value="1966213.33333333" calcext:value-type="float">
            <text:p><text:s/>1,966,213 <text:s/></text:p>
          </table:table-cell>
          <table:table-cell table:style-name="ce42" office:value-type="float" office:value="691" calcext:value-type="float">
            <text:p><text:s/>691 <text:s/></text:p>
          </table:table-cell>
          <table:table-cell table:style-name="ce42" office:value-type="float" office:value="28675.2" calcext:value-type="float">
            <text:p><text:s/>28,6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31.56666666667" calcext:value-type="float">
            <text:p><text:s/>1,13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7045" calcext:value-type="float">
            <text:p><text:s/>357,04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105683.7096" calcext:value-type="float">
            <text:p><text:s/>-105,684 <text:s/></text:p>
          </table:table-cell>
          <table:table-cell table:style-name="ce43" office:value-type="float" office:value="195514.545013333" calcext:value-type="float">
            <text:p><text:s/>195,51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63631.658572272" calcext:value-type="float">
            <text:p><text:s/>63,632 <text:s/></text:p>
          </table:table-cell>
          <table:table-cell table:style-name="ce42" office:value-type="float" office:value="2342857.01843508" calcext:value-type="float">
            <text:p><text:s/>2,342,8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8245.42745646" calcext:value-type="float">
            <text:p><text:s/>548,245 <text:s/></text:p>
          </table:table-cell>
          <table:table-cell table:style-name="ce42" office:value-type="float" office:value="1461.74224266533" calcext:value-type="float">
            <text:p><text:s/>1,46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2803.0666666667" calcext:value-type="float">
            <text:p><text:s/>62,803 <text:s/></text:p>
          </table:table-cell>
          <table:table-cell table:style-name="ce42" office:value-type="float" office:value="2116398.93333333" calcext:value-type="float">
            <text:p><text:s/>2,116,39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417.06666666667" calcext:value-type="float">
            <text:p><text:s/>8,4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828.591905605333" calcext:value-type="float">
            <text:p><text:s/>829 <text:s/></text:p>
          </table:table-cell>
          <table:table-cell table:style-name="ce43" office:value-type="float" office:value="218041.018435082" calcext:value-type="float">
            <text:p><text:s/>218,04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548245.42745646" calcext:value-type="float">
            <text:p><text:s/>548,245 <text:s/></text:p>
          </table:table-cell>
          <table:table-cell table:style-name="ce43" office:value-type="float" office:value="1461.74224266533" calcext:value-type="float">
            <text:p><text:s/>1,46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4959169.7901333" calcext:value-type="float">
            <text:p><text:s/>14,959,170 <text:s/></text:p>
          </table:table-cell>
          <table:table-cell table:style-name="ce42" office:value-type="float" office:value="9781161.00666667" calcext:value-type="float">
            <text:p><text:s/>9,781,161 <text:s/></text:p>
          </table:table-cell>
          <table:table-cell table:style-name="ce42" office:value-type="float" office:value="8229" calcext:value-type="float">
            <text:p><text:s/>8,229 <text:s/></text:p>
          </table:table-cell>
          <table:table-cell table:style-name="ce42" office:value-type="float" office:value="779564.8" calcext:value-type="float">
            <text:p><text:s/>779,565 <text:s/></text:p>
          </table:table-cell>
          <table:table-cell table:style-name="ce42" office:value-type="float" office:value="802112.222222222" calcext:value-type="float">
            <text:p><text:s/>802,112 <text:s/></text:p>
          </table:table-cell>
          <table:table-cell table:style-name="ce42" office:value-type="float" office:value="98415.8666666667" calcext:value-type="float">
            <text:p><text:s/>98,4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87862.93333333" calcext:value-type="float">
            <text:p><text:s/>1,187,863 <text:s/></text:p>
          </table:table-cell>
          <table:table-cell table:style-name="ce42" office:value-type="float" office:value="1521064.63777778" calcext:value-type="float">
            <text:p><text:s/>1,521,06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4806027.0754667" calcext:value-type="float">
            <text:p><text:s/>14,806,027 <text:s/></text:p>
          </table:table-cell>
          <table:table-cell table:style-name="ce42" office:value-type="float" office:value="9781161.00666667" calcext:value-type="float">
            <text:p><text:s/>9,781,161 <text:s/></text:p>
          </table:table-cell>
          <table:table-cell table:style-name="ce42" office:value-type="float" office:value="8229" calcext:value-type="float">
            <text:p><text:s/>8,229 <text:s/></text:p>
          </table:table-cell>
          <table:table-cell table:style-name="ce42" office:value-type="float" office:value="779564.8" calcext:value-type="float">
            <text:p><text:s/>779,565 <text:s/></text:p>
          </table:table-cell>
          <table:table-cell table:style-name="ce42" office:value-type="float" office:value="802112.222222222" calcext:value-type="float">
            <text:p><text:s/>802,112 <text:s/></text:p>
          </table:table-cell>
          <table:table-cell table:style-name="ce42" office:value-type="float" office:value="98415.8666666667" calcext:value-type="float">
            <text:p><text:s/>98,4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87862.93333333" calcext:value-type="float">
            <text:p><text:s/>1,187,863 <text:s/></text:p>
          </table:table-cell>
          <table:table-cell table:style-name="ce42" office:value-type="float" office:value="1352191.92844444" calcext:value-type="float">
            <text:p><text:s/>1,352,19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53142.714666667" calcext:value-type="float">
            <text:p><text:s/>153,14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168872.709333333" calcext:value-type="float">
            <text:p><text:s/>168,87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2344.6666666667" calcext:value-type="float">
            <text:p><text:s/>32,345 <text:s/></text:p>
          </table:table-cell>
          <table:table-cell table:style-name="ce42" office:value-type="float" office:value="442251.077908843" calcext:value-type="float">
            <text:p><text:s/>442,25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8566.416987984" calcext:value-type="float">
            <text:p><text:s/>468,566 <text:s/></text:p>
          </table:table-cell>
          <table:table-cell table:style-name="ce42" office:value-type="float" office:value="3768.96886844578" calcext:value-type="float">
            <text:p><text:s/>3,76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72.26666666667" calcext:value-type="float">
            <text:p><text:s/>1,5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96" calcext:value-type="float">
            <text:p><text:s/>196 <text:s/></text:p>
          </table:table-cell>
          <table:table-cell table:style-name="ce42" office:value-type="float" office:value="19960.5333333333" calcext:value-type="float">
            <text:p><text:s/>19,9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2113.2" calcext:value-type="float">
            <text:p><text:s/>32,113 <text:s/></text:p>
          </table:table-cell>
          <table:table-cell table:style-name="ce42" office:value-type="float" office:value="420718.277908843" calcext:value-type="float">
            <text:p><text:s/>420,7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8566.416987984" calcext:value-type="float">
            <text:p><text:s/>468,566 <text:s/></text:p>
          </table:table-cell>
          <table:table-cell table:style-name="ce42" office:value-type="float" office:value="3768.96886844578" calcext:value-type="float">
            <text:p><text:s/>3,76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35.4666666666667" calcext:value-type="float">
            <text:p><text:s/>35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088013.67476106" calcext:value-type="float">
            <text:p><text:s/>5,088,014 <text:s/></text:p>
          </table:table-cell>
          <table:table-cell table:style-name="ce44" office:value-type="float" office:value="4708736.59634941" calcext:value-type="float">
            <text:p><text:s/>4,708,737 <text:s/></text:p>
          </table:table-cell>
          <table:table-cell table:style-name="ce44" office:value-type="float" office:value="6212" calcext:value-type="float">
            <text:p><text:s/>6,212 <text:s/></text:p>
          </table:table-cell>
          <table:table-cell table:style-name="ce44" office:value-type="float" office:value="419924.266666667" calcext:value-type="float">
            <text:p><text:s/>419,924 <text:s/></text:p>
          </table:table-cell>
          <table:table-cell table:style-name="ce44" office:value-type="float" office:value="454345.555555556" calcext:value-type="float">
            <text:p><text:s/>454,346 <text:s/></text:p>
          </table:table-cell>
          <table:table-cell table:style-name="ce44" office:value-type="float" office:value="1424919.43432137" calcext:value-type="float">
            <text:p><text:s/>1,424,919 <text:s/></text:p>
          </table:table-cell>
          <table:table-cell table:style-name="ce44" office:value-type="float" office:value="23424" calcext:value-type="float">
            <text:p><text:s/>23,424 <text:s/></text:p>
          </table:table-cell>
          <table:table-cell table:style-name="ce44" office:value-type="float" office:value="42846.8222222222" calcext:value-type="float">
            <text:p><text:s/>42,847 <text:s/></text:p>
          </table:table-cell>
          <table:table-cell table:style-name="ce44" office:value-type="float" office:value="1616165.92666667" calcext:value-type="float">
            <text:p><text:s/>1,616,16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088013.67476106" calcext:value-type="float">
            <text:p><text:s/>5,088,014 <text:s/></text:p>
          </table:table-cell>
          <table:table-cell table:style-name="ce44" office:value-type="float" office:value="4708736.59634941" calcext:value-type="float">
            <text:p><text:s/>4,708,737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0.000000000008" calcext:value-type="float">
            <text:p><text:s/>0 <text:s/></text:p>
          </table:table-cell>
          <table:table-cell table:style-name="ce44" office:value-type="float" office:value="14722" calcext:value-type="float">
            <text:p><text:s/>14,7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43428.341427728" calcext:value-type="float">
            <text:p><text:s/>143,428 <text:s/></text:p>
          </table:table-cell>
          <table:table-cell table:style-name="ce42" office:value-type="float" office:value="4013205.92968274" calcext:value-type="float">
            <text:p><text:s/>4,013,20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0.000000000008" calcext:value-type="float">
            <text:p><text:s/>0 <text:s/></text:p>
          </table:table-cell>
          <table:table-cell table:style-name="ce42" office:value-type="float" office:value="14722" calcext:value-type="float">
            <text:p><text:s/>14,7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7416.26666666667" calcext:value-type="float">
            <text:p><text:s/>7,416 <text:s/></text:p>
          </table:table-cell>
          <table:table-cell table:style-name="ce42" office:value-type="float" office:value="50518.4" calcext:value-type="float">
            <text:p><text:s/>50,5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3711.86666666667" calcext:value-type="float">
            <text:p><text:s/>3,712 <text:s/></text:p>
          </table:table-cell>
          <table:table-cell table:style-name="ce42" office:value-type="float" office:value="333231.624469397" calcext:value-type="float">
            <text:p><text:s/>333,2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81.606775318667" calcext:value-type="float">
            <text:p><text:s/>482 <text:s/></text:p>
          </table:table-cell>
          <table:table-cell table:style-name="ce42" office:value-type="float" office:value="562493.053497888" calcext:value-type="float">
            <text:p><text:s/>562,4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42" calcext:value-type="float">
            <text:p><text:s/>42 <text:s/></text:p>
          </table:table-cell>
          <table:table-cell table:style-name="ce42" office:value-type="float" office:value="29878.4" calcext:value-type="float">
            <text:p><text:s/>29,8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899.2" calcext:value-type="float">
            <text:p><text:s/>8,89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711.2" calcext:value-type="float">
            <text:p><text:s/>711 <text:s/></text:p>
          </table:table-cell>
          <table:table-cell table:style-name="ce42" office:value-type="float" office:value="230211.430542966" calcext:value-type="float">
            <text:p><text:s/>230,2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64.266666666667" calcext:value-type="float">
            <text:p><text:s/>164 <text:s/></text:p>
          </table:table-cell>
          <table:table-cell table:style-name="ce42" office:value-type="float" office:value="1377.06666666667" calcext:value-type="float">
            <text:p><text:s/>1,3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74164.9213190667" calcext:value-type="float">
            <text:p><text:s/>74,165 <text:s/></text:p>
          </table:table-cell>
          <table:table-cell table:style-name="ce42" office:value-type="float" office:value="1231303.47514582" calcext:value-type="float">
            <text:p><text:s/>1,231,30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0.000000000008" calcext:value-type="float">
            <text:p><text:s/>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73855.9879857333" calcext:value-type="float">
            <text:p><text:s/>73,856 <text:s/></text:p>
          </table:table-cell>
          <table:table-cell table:style-name="ce42" office:value-type="float" office:value="1048535.81933342" calcext:value-type="float">
            <text:p><text:s/>1,048,53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0.000000000008" calcext:value-type="float">
            <text:p><text:s/>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168.66666666667" calcext:value-type="float">
            <text:p>( 3,169 <text:s/>)</text:p>
          </table:table-cell>
          <table:table-cell table:style-name="ce45" office:value-type="float" office:value="933418.114845024" calcext:value-type="float">
            <text:p>( 933,418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70687.3213190667" calcext:value-type="float">
            <text:p>( 70,687 <text:s/>)</text:p>
          </table:table-cell>
          <table:table-cell table:style-name="ce45" office:value-type="float" office:value="114240.904488395" calcext:value-type="float">
            <text:p>( 114,241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0.000000000008" calcext:value-type="float">
            <text:p>( 0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876.8" calcext:value-type="float">
            <text:p>( 87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9257.271690464" calcext:value-type="float">
            <text:p><text:s/>139,2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878.3841219413" calcext:value-type="float">
            <text:p><text:s/>33,8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308.933333333333" calcext:value-type="float">
            <text:p><text:s/>309 <text:s/></text:p>
          </table:table-cell>
          <table:table-cell table:style-name="ce46" office:value-type="float" office:value="9632" calcext:value-type="float">
            <text:p><text:s/>9,632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3364.66666666667" calcext:value-type="float">
            <text:p><text:s/>3,365 <text:s/></text:p>
          </table:table-cell>
          <table:table-cell table:style-name="ce42" office:value-type="float" office:value="206236.8" calcext:value-type="float">
            <text:p><text:s/>206,23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.8" calcext:value-type="float">
            <text:p><text:s/>3 <text:s/></text:p>
          </table:table-cell>
          <table:table-cell table:style-name="ce42" office:value-type="float" office:value="80944" calcext:value-type="float">
            <text:p><text:s/>80,9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94.2666666666667" calcext:value-type="float">
            <text:p><text:s/>94 <text:s/></text:p>
          </table:table-cell>
          <table:table-cell table:style-name="ce46" office:value-type="float" office:value="92228.2666666667" calcext:value-type="float">
            <text:p><text:s/>92,228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0378.4" calcext:value-type="float">
            <text:p><text:s/>20,378 <text:s/></text:p>
          </table:table-cell>
          <table:table-cell table:style-name="ce42" office:value-type="float" office:value="312844.8" calcext:value-type="float">
            <text:p><text:s/>312,8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8780.5333333333" calcext:value-type="float">
            <text:p><text:s/>18,781 <text:s/></text:p>
          </table:table-cell>
          <table:table-cell table:style-name="ce42" office:value-type="float" office:value="41449.6" calcext:value-type="float">
            <text:p><text:s/>41,45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597.86666666667" calcext:value-type="float">
            <text:p><text:s/>1,598 <text:s/></text:p>
          </table:table-cell>
          <table:table-cell table:style-name="ce42" office:value-type="float" office:value="271395.2" calcext:value-type="float">
            <text:p><text:s/>271,3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54.933333333333" calcext:value-type="float">
            <text:p>( 25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0" calcext:value-type="float">
            <text:p/>
          </table:table-cell>
          <table:table-cell table:style-name="ce47" office:value-type="float" office:value="4281.6" calcext:value-type="float">
            <text:p>( 4,282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146.53333333333" calcext:value-type="float">
            <text:p><text:s/>7,147 <text:s/></text:p>
          </table:table-cell>
          <table:table-cell table:style-name="ce42" office:value-type="float" office:value="502474.826666667" calcext:value-type="float">
            <text:p><text:s/>502,4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4722" calcext:value-type="float">
            <text:p><text:s/>14,72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954.26666666667" calcext:value-type="float">
            <text:p><text:s/>6,954 <text:s/></text:p>
          </table:table-cell>
          <table:table-cell table:style-name="ce42" office:value-type="float" office:value="433297.226666667" calcext:value-type="float">
            <text:p><text:s/>433,2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4722" calcext:value-type="float">
            <text:p><text:s/>14,72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92.266666666667" calcext:value-type="float">
            <text:p><text:s/>192 <text:s/></text:p>
          </table:table-cell>
          <table:table-cell table:style-name="ce42" office:value-type="float" office:value="69177.6" calcext:value-type="float">
            <text:p><text:s/>69,1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730.66666666667" calcext:value-type="float">
            <text:p>( 4,731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842.8" calcext:value-type="float">
            <text:p><text:s/>843 <text:s/></text:p>
          </table:table-cell>
          <table:table-cell table:style-name="ce42" office:value-type="float" office:value="85965.8666666667" calcext:value-type="float">
            <text:p><text:s/>85,9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340.666666666667" calcext:value-type="float">
            <text:p><text:s/>341 <text:s/></text:p>
          </table:table-cell>
          <table:table-cell table:style-name="ce46" office:value-type="float" office:value="9612.8" calcext:value-type="float">
            <text:p><text:s/>9,613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7738.26666666667" calcext:value-type="float">
            <text:p><text:s/>7,738 <text:s/></text:p>
          </table:table-cell>
          <table:table-cell table:style-name="ce42" office:value-type="float" office:value="112185.6" calcext:value-type="float">
            <text:p><text:s/>112,1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5003.6" calcext:value-type="float">
            <text:p><text:s/>5,004 <text:s/></text:p>
          </table:table-cell>
          <table:table-cell table:style-name="ce42" office:value-type="float" office:value="25303.4666666667" calcext:value-type="float">
            <text:p><text:s/>25,3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206.266666666667" calcext:value-type="float">
            <text:p><text:s/>206 <text:s/></text:p>
          </table:table-cell>
          <table:table-cell table:style-name="ce42" office:value-type="float" office:value="15571.2" calcext:value-type="float">
            <text:p><text:s/>15,5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343.280000009333" calcext:value-type="float">
            <text:p><text:s/>343 <text:s/></text:p>
          </table:table-cell>
          <table:table-cell table:style-name="ce42" office:value-type="float" office:value="139.306666666667" calcext:value-type="float">
            <text:p><text:s/>13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11274.6666666667" calcext:value-type="float">
            <text:p><text:s/>11,275 <text:s/></text:p>
          </table:table-cell>
          <table:table-cell table:style-name="ce42" office:value-type="float" office:value="75582.9333333333" calcext:value-type="float">
            <text:p><text:s/>75,5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6203.4126933333" calcext:value-type="float">
            <text:p><text:s/>46,20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4198714.36133333" calcext:value-type="float">
            <text:p><text:s/>4,198,714 <text:s/></text:p>
          </table:table-cell>
          <table:table-cell table:style-name="ce42" office:value-type="float" office:value="197140.266666667" calcext:value-type="float">
            <text:p><text:s/>197,1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4064865.028" calcext:value-type="float">
            <text:p><text:s/>4,064,86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29745.3333333333" calcext:value-type="float">
            <text:p><text:s/>29,74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04104" calcext:value-type="float">
            <text:p><text:s/>104,104 <text:s/></text:p>
          </table:table-cell>
          <table:table-cell table:style-name="ce42" office:value-type="float" office:value="197140.266666667" calcext:value-type="float">
            <text:p><text:s/>197,1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370004.572" calcext:value-type="float">
            <text:p><text:s/>370,005 <text:s/></text:p>
          </table:table-cell>
          <table:table-cell table:style-name="ce42" office:value-type="float" office:value="23061.3333333333" calcext:value-type="float">
            <text:p><text:s/>23,0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55339.6386666667" calcext:value-type="float">
            <text:p><text:s/>55,340 <text:s/></text:p>
          </table:table-cell>
          <table:table-cell table:style-name="ce42" office:value-type="float" office:value="3632" calcext:value-type="float">
            <text:p><text:s/>3,6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314664.933333333" calcext:value-type="float">
            <text:p><text:s/>314,665 <text:s/></text:p>
          </table:table-cell>
          <table:table-cell table:style-name="ce43" office:value-type="float" office:value="19429.3333333333" calcext:value-type="float">
            <text:p><text:s/>19,42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75866.4" calcext:value-type="float">
            <text:p><text:s/>375,866 <text:s/></text:p>
          </table:table-cell>
          <table:table-cell table:style-name="ce42" office:value-type="float" office:value="475329.066666667" calcext:value-type="float">
            <text:p><text:s/>475,3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95936.4" calcext:value-type="float">
            <text:p><text:s/>95,936 <text:s/></text:p>
          </table:table-cell>
          <table:table-cell table:style-name="ce42" office:value-type="float" office:value="381324.8" calcext:value-type="float">
            <text:p><text:s/>381,3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1228.26666666667" calcext:value-type="float">
            <text:p><text:s/>1,228 <text:s/></text:p>
          </table:table-cell>
          <table:table-cell table:style-name="ce42" office:value-type="float" office:value="6525.86666666667" calcext:value-type="float">
            <text:p><text:s/>6,5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3349.4666666667" calcext:value-type="float">
            <text:p><text:s/>13,349 <text:s/></text:p>
          </table:table-cell>
          <table:table-cell table:style-name="ce42" office:value-type="float" office:value="276.266666666667" calcext:value-type="float">
            <text:p><text:s/>2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1988" calcext:value-type="float">
            <text:p><text:s/>1,98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273.06666666667" calcext:value-type="float">
            <text:p><text:s/>1,273 <text:s/></text:p>
          </table:table-cell>
          <table:table-cell table:style-name="ce42" office:value-type="float" office:value="3434.66666666667" calcext:value-type="float">
            <text:p><text:s/>3,4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95959.866666667" calcext:value-type="float">
            <text:p><text:s/>195,960 <text:s/></text:p>
          </table:table-cell>
          <table:table-cell table:style-name="ce42" office:value-type="float" office:value="4914.13333333333" calcext:value-type="float">
            <text:p><text:s/>4,9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6131.3333333333" calcext:value-type="float">
            <text:p><text:s/>66,131 <text:s/></text:p>
          </table:table-cell>
          <table:table-cell table:style-name="ce43" office:value-type="float" office:value="78853.3333333333" calcext:value-type="float">
            <text:p><text:s/>78,85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12" calcext:value-type="float">
            <text:p><text:s/>6,212 <text:s/></text:p>
          </table:table-cell>
          <table:table-cell table:style-name="ce42" office:value-type="float" office:value="419924.266666667" calcext:value-type="float">
            <text:p><text:s/>419,924 <text:s/></text:p>
          </table:table-cell>
          <table:table-cell table:style-name="ce42" office:value-type="float" office:value="454345.555555556" calcext:value-type="float">
            <text:p><text:s/>454,346 <text:s/></text:p>
          </table:table-cell>
          <table:table-cell table:style-name="ce42" office:value-type="float" office:value="1424919.43432137" calcext:value-type="float">
            <text:p><text:s/>1,424,919 <text:s/></text:p>
          </table:table-cell>
          <table:table-cell table:style-name="ce42" office:value-type="float" office:value="23424" calcext:value-type="float">
            <text:p><text:s/>23,424 <text:s/></text:p>
          </table:table-cell>
          <table:table-cell table:style-name="ce42" office:value-type="float" office:value="42846.8222222222" calcext:value-type="float">
            <text:p><text:s/>42,847 <text:s/></text:p>
          </table:table-cell>
          <table:table-cell table:style-name="ce42" office:value-type="float" office:value="1601443.92666667" calcext:value-type="float">
            <text:p><text:s/>1,601,444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12" calcext:value-type="float">
            <text:p><text:s/>6,212 <text:s/></text:p>
          </table:table-cell>
          <table:table-cell table:style-name="ce42" office:value-type="float" office:value="419924.266666667" calcext:value-type="float">
            <text:p><text:s/>419,924 <text:s/></text:p>
          </table:table-cell>
          <table:table-cell table:style-name="ce42" office:value-type="float" office:value="454345.555555556" calcext:value-type="float">
            <text:p><text:s/>454,346 <text:s/></text:p>
          </table:table-cell>
          <table:table-cell table:style-name="ce42" office:value-type="float" office:value="1424919.43432137" calcext:value-type="float">
            <text:p><text:s/>1,424,919 <text:s/></text:p>
          </table:table-cell>
          <table:table-cell table:style-name="ce42" office:value-type="float" office:value="23424" calcext:value-type="float">
            <text:p><text:s/>23,424 <text:s/></text:p>
          </table:table-cell>
          <table:table-cell table:style-name="ce42" office:value-type="float" office:value="42846.8222222222" calcext:value-type="float">
            <text:p><text:s/>42,847 <text:s/></text:p>
          </table:table-cell>
          <table:table-cell table:style-name="ce42" office:value-type="float" office:value="1601443.92666667" calcext:value-type="float">
            <text:p><text:s/>1,601,444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40099.117178552" calcext:value-type="float">
            <text:p><text:s/>240,099 <text:s/></text:p>
          </table:table-cell>
          <table:table-cell table:style-name="ce42" office:value-type="float" office:value="9146386.20395245" calcext:value-type="float">
            <text:p><text:s/>9,146,38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23757.477048" calcext:value-type="float">
            <text:p><text:s/>1,623,757 <text:s/></text:p>
          </table:table-cell>
          <table:table-cell table:style-name="ce42" office:value-type="float" office:value="5645.909742" calcext:value-type="float">
            <text:p><text:s/>5,646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37707.496741552" calcext:value-type="float">
            <text:p><text:s/>237,707 <text:s/></text:p>
          </table:table-cell>
          <table:table-cell table:style-name="ce42" office:value-type="float" office:value="8016949.35125845" calcext:value-type="float">
            <text:p><text:s/>8,016,9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347.780754" calcext:value-type="float">
            <text:p><text:s/>21,3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391.620437" calcext:value-type="float">
            <text:p><text:s/>2,392 <text:s/></text:p>
          </table:table-cell>
          <table:table-cell table:style-name="ce42" office:value-type="float" office:value="1108089.07194" calcext:value-type="float">
            <text:p><text:s/>1,108,08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23757.477048" calcext:value-type="float">
            <text:p><text:s/>1,623,757 <text:s/></text:p>
          </table:table-cell>
          <table:table-cell table:style-name="ce42" office:value-type="float" office:value="5645.909742" calcext:value-type="float">
            <text:p><text:s/>5,646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5043.806563" calcext:value-type="float">
            <text:p><text:s/>135,04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12134.772279" calcext:value-type="float">
            <text:p><text:s/>1,912,135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35043.806563" calcext:value-type="float">
            <text:p><text:s/>135,044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912134.772279" calcext:value-type="float">
            <text:p><text:s/>1,912,135 <text:s/></text:p>
          </table:table-cell>
          <table:table-cell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9年(西元2010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263288.888888889" calcext:value-type="float">
            <text:p><text:s/>263,289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706760.03796333" calcext:value-type="float">
            <text:p><text:s/>1,706,760 <text:s/></text:p>
          </table:table-cell>
          <table:table-cell table:style-name="ce41" office:value-type="float" office:value="285903.552074444" calcext:value-type="float">
            <text:p><text:s/>285,904 <text:s/></text:p>
          </table:table-cell>
          <table:table-cell table:style-name="ce41" office:value-type="float" office:value="234161.729111111" calcext:value-type="float">
            <text:p><text:s/>234,162 <text:s/></text:p>
          </table:table-cell>
          <table:table-cell table:style-name="ce41" office:value-type="float" office:value="41044.1901333333" calcext:value-type="float">
            <text:p><text:s/>41,044 <text:s/></text:p>
          </table:table-cell>
          <table:table-cell table:style-name="ce41" office:value-type="float" office:value="10697.63283" calcext:value-type="float">
            <text:p><text:s/>10,698 <text:s/></text:p>
          </table:table-cell>
          <table:table-cell table:style-name="ce41" office:value-type="float" office:value="1420856.48588889" calcext:value-type="float">
            <text:p><text:s/>1,420,85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4525826.0625283" calcext:value-type="float">
            <text:p><text:s/>14,525,8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525826.0625283" calcext:value-type="float">
            <text:p><text:s/>14,525,826 <text:s/></text:p>
          </table:table-cell>
          <table:table-cell table:number-columns-repeated="2" table:style-name="ce42" office:value-type="float" office:value="125.962166666667" calcext:value-type="float">
            <text:p><text:s/>1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5.962166666667" calcext:value-type="float">
            <text:p><text:s/>12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60515.0216333887" calcext:value-type="float">
            <text:p><text:s/>60,515 <text:s/></text:p>
          </table:table-cell>
          <table:table-cell table:style-name="ce42" office:value-type="float" office:value="39511.0524444444" calcext:value-type="float">
            <text:p><text:s/>39,511 <text:s/></text:p>
          </table:table-cell>
          <table:table-cell table:style-name="ce42" office:value-type="float" office:value="21003.9691889443" calcext:value-type="float">
            <text:p><text:s/>21,004 <text:s/></text:p>
          </table:table-cell>
          <table:table-cell table:number-columns-repeated="2" table:style-name="ce42" office:value-type="float" office:value="2700.29806666667" calcext:value-type="float">
            <text:p><text:s/>2,7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00.29806666667" calcext:value-type="float">
            <text:p><text:s/>2,70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4728599.9297838" calcext:value-type="float">
            <text:p><text:s/>14,728,600 <text:s/></text:p>
          </table:table-cell>
          <table:table-cell table:style-name="ce43" office:value-type="float" office:value="223777.836444444" calcext:value-type="float">
            <text:p><text:s/>223,778 <text:s/></text:p>
          </table:table-cell>
          <table:table-cell table:style-name="ce43" office:value-type="float" office:value="14504822.0933394" calcext:value-type="float">
            <text:p><text:s/>14,504,822 <text:s/></text:p>
          </table:table-cell>
          <table:table-cell table:style-name="ce43" office:value-type="float" office:value="1704185.70206333" calcext:value-type="float">
            <text:p><text:s/>1,704,186 <text:s/></text:p>
          </table:table-cell>
          <table:table-cell table:style-name="ce43" office:value-type="float" office:value="283329.216174444" calcext:value-type="float">
            <text:p><text:s/>283,329 <text:s/></text:p>
          </table:table-cell>
          <table:table-cell table:style-name="ce43" office:value-type="float" office:value="234161.729111111" calcext:value-type="float">
            <text:p><text:s/>234,162 <text:s/></text:p>
          </table:table-cell>
          <table:table-cell table:style-name="ce43" office:value-type="float" office:value="38469.8542333333" calcext:value-type="float">
            <text:p><text:s/>38,470 <text:s/></text:p>
          </table:table-cell>
          <table:table-cell table:style-name="ce43" office:value-type="float" office:value="10697.63283" calcext:value-type="float">
            <text:p><text:s/>10,698 <text:s/></text:p>
          </table:table-cell>
          <table:table-cell table:style-name="ce43" office:value-type="float" office:value="1420856.48588889" calcext:value-type="float">
            <text:p><text:s/>1,420,85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5486714.0657" calcext:value-type="float">
            <text:p><text:s/>15,486,7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486714.0657" calcext:value-type="float">
            <text:p><text:s/>15,486,714 <text:s/></text:p>
          </table:table-cell>
          <table:table-cell table:number-columns-repeated="2" table:style-name="ce42" office:value-type="float" office:value="38178.5318" calcext:value-type="float">
            <text:p><text:s/>38,1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178.5318" calcext:value-type="float">
            <text:p><text:s/>38,17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119556.462249559" calcext:value-type="float">
            <text:p><text:s/>-119,556 <text:s/></text:p>
          </table:table-cell>
          <table:table-cell table:style-name="ce43" office:value-type="float" office:value="-221.00088888886" calcext:value-type="float">
            <text:p><text:s/>-221 <text:s/></text:p>
          </table:table-cell>
          <table:table-cell table:style-name="ce43" office:value-type="float" office:value="-119335.461360671" calcext:value-type="float">
            <text:p><text:s/>-119,335 <text:s/></text:p>
          </table:table-cell>
          <table:table-cell table:style-name="ce43" office:value-type="float" office:value="140.110300000007" calcext:value-type="float">
            <text:p><text:s/>140 <text:s/></text:p>
          </table:table-cell>
          <table:table-cell table:style-name="ce43" office:value-type="float" office:value="140.110300000009" calcext:value-type="float">
            <text:p><text:s/>140 <text:s/></text:p>
          </table:table-cell>
          <table:table-cell table:style-name="ce43" office:value-type="float" office:value="0.0000000000086" calcext:value-type="float">
            <text:p><text:s/>0 <text:s/></text:p>
          </table:table-cell>
          <table:table-cell table:style-name="ce43" office:value-type="float" office:value="140.110300000001" calcext:value-type="float">
            <text:p><text:s/>14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02" calcext:value-type="float">
            <text:p><text:s/>-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1664965.0950664" calcext:value-type="float">
            <text:p><text:s/>11,664,965 <text:s/></text:p>
          </table:table-cell>
          <table:table-cell table:style-name="ce42" office:value-type="float" office:value="1473.32315606222" calcext:value-type="float">
            <text:p><text:s/>1,473 <text:s/></text:p>
          </table:table-cell>
          <table:table-cell table:style-name="ce42" office:value-type="float" office:value="11663491.7719104" calcext:value-type="float">
            <text:p><text:s/>11,663,492 <text:s/></text:p>
          </table:table-cell>
          <table:table-cell table:style-name="ce42" office:value-type="float" office:value="1152765.2376226" calcext:value-type="float">
            <text:p><text:s/>1,152,765 <text:s/></text:p>
          </table:table-cell>
          <table:table-cell table:style-name="ce42" office:value-type="float" office:value="33389.4718042958" calcext:value-type="float">
            <text:p><text:s/>33,389 <text:s/></text:p>
          </table:table-cell>
          <table:table-cell table:style-name="ce42" office:value-type="float" office:value="25024.9640284399" calcext:value-type="float">
            <text:p><text:s/>25,0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364.50777585592" calcext:value-type="float">
            <text:p><text:s/>8,365 <text:s/></text:p>
          </table:table-cell>
          <table:table-cell table:style-name="ce42" office:value-type="float" office:value="1119375.7658183" calcext:value-type="float">
            <text:p><text:s/>1,119,37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23941" calcext:value-type="float">
            <text:p><text:s/>23,9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941" calcext:value-type="float">
            <text:p><text:s/>23,9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1512357" calcext:value-type="float">
            <text:p><text:s/>11,512,3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512357" calcext:value-type="float">
            <text:p><text:s/>11,512,3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626.93555555556" calcext:value-type="float">
            <text:p><text:s/>7,6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626.93555555556" calcext:value-type="float">
            <text:p><text:s/>7,62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28667.095066432" calcext:value-type="float">
            <text:p><text:s/>128,667 <text:s/></text:p>
          </table:table-cell>
          <table:table-cell table:style-name="ce43" office:value-type="float" office:value="1473.32315606222" calcext:value-type="float">
            <text:p><text:s/>1,473 <text:s/></text:p>
          </table:table-cell>
          <table:table-cell table:style-name="ce43" office:value-type="float" office:value="127193.77191037" calcext:value-type="float">
            <text:p><text:s/>127,194 <text:s/></text:p>
          </table:table-cell>
          <table:table-cell table:style-name="ce43" office:value-type="float" office:value="1145138.30206704" calcext:value-type="float">
            <text:p><text:s/>1,145,138 <text:s/></text:p>
          </table:table-cell>
          <table:table-cell table:style-name="ce43" office:value-type="float" office:value="33389.4718042958" calcext:value-type="float">
            <text:p><text:s/>33,389 <text:s/></text:p>
          </table:table-cell>
          <table:table-cell table:style-name="ce43" office:value-type="float" office:value="25024.9640284399" calcext:value-type="float">
            <text:p><text:s/>25,02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8364.50777585592" calcext:value-type="float">
            <text:p><text:s/>8,365 <text:s/></text:p>
          </table:table-cell>
          <table:table-cell table:style-name="ce43" office:value-type="float" office:value="1111748.83026275" calcext:value-type="float">
            <text:p><text:s/>1,111,74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5329178" calcext:value-type="float">
            <text:p><text:s/>15,329,178 <text:s/></text:p>
          </table:table-cell>
          <table:table-cell table:style-name="ce42" office:value-type="float" office:value="1058129" calcext:value-type="float">
            <text:p><text:s/>1,058,129 <text:s/></text:p>
          </table:table-cell>
          <table:table-cell table:style-name="ce42" office:value-type="float" office:value="14271049" calcext:value-type="float">
            <text:p><text:s/>14,271,04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5329178" calcext:value-type="float">
            <text:p><text:s/>15,329,178 <text:s/></text:p>
          </table:table-cell>
          <table:table-cell table:style-name="ce43" office:value-type="float" office:value="1058129" calcext:value-type="float">
            <text:p><text:s/>1,058,129 <text:s/></text:p>
          </table:table-cell>
          <table:table-cell table:style-name="ce43" office:value-type="float" office:value="14271049" calcext:value-type="float">
            <text:p><text:s/>14,271,049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591131.1973482" calcext:value-type="float">
            <text:p><text:s/>591,131 <text:s/></text:p>
          </table:table-cell>
          <table:table-cell table:style-name="ce42" office:value-type="float" office:value="2099.416" calcext:value-type="float">
            <text:p><text:s/>2,099 <text:s/></text:p>
          </table:table-cell>
          <table:table-cell table:style-name="ce42" office:value-type="float" office:value="589031.7813482" calcext:value-type="float">
            <text:p><text:s/>589,032 <text:s/></text:p>
          </table:table-cell>
          <table:table-cell table:number-columns-repeated="2" table:style-name="ce42" office:value-type="float" office:value="151.212133333333" calcext:value-type="float">
            <text:p><text:s/>1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1.212133333333" calcext:value-type="float">
            <text:p><text:s/>15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578963.336903756" calcext:value-type="float">
            <text:p><text:s/>578,963 <text:s/></text:p>
          </table:table-cell>
          <table:table-cell table:style-name="ce42" office:value-type="float" office:value="1851.55555555556" calcext:value-type="float">
            <text:p><text:s/>1,852 <text:s/></text:p>
          </table:table-cell>
          <table:table-cell table:style-name="ce42" office:value-type="float" office:value="577111.7813482" calcext:value-type="float">
            <text:p><text:s/>577,112 <text:s/></text:p>
          </table:table-cell>
          <table:table-cell table:number-columns-repeated="2" table:style-name="ce42" office:value-type="float" office:value="151.212133333333" calcext:value-type="float">
            <text:p><text:s/>1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1.212133333333" calcext:value-type="float">
            <text:p><text:s/>15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style-name="ce42" office:value-type="float" office:value="12167.8604444444" calcext:value-type="float">
            <text:p><text:s/>12,168 <text:s/></text:p>
          </table:table-cell>
          <table:table-cell table:style-name="ce42" office:value-type="float" office:value="247.860444444445" calcext:value-type="float">
            <text:p><text:s/>248 <text:s/></text:p>
          </table:table-cell>
          <table:table-cell table:style-name="ce42" office:value-type="float" office:value="11920" calcext:value-type="float">
            <text:p><text:s/>11,9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434524.0339187" calcext:value-type="float">
            <text:p><text:s/>2,434,524 <text:s/></text:p>
          </table:table-cell>
          <table:table-cell table:style-name="ce44" office:value-type="float" office:value="1278555.09817727" calcext:value-type="float">
            <text:p><text:s/>1,278,555 <text:s/></text:p>
          </table:table-cell>
          <table:table-cell table:style-name="ce44" office:value-type="float" office:value="1155968.93574143" calcext:value-type="float">
            <text:p><text:s/>1,155,969 <text:s/></text:p>
          </table:table-cell>
          <table:table-cell table:style-name="ce44" office:value-type="float" office:value="512950.610207403" calcext:value-type="float">
            <text:p><text:s/>512,951 <text:s/></text:p>
          </table:table-cell>
          <table:table-cell table:style-name="ce44" office:value-type="float" office:value="211469.890136815" calcext:value-type="float">
            <text:p><text:s/>211,470 <text:s/></text:p>
          </table:table-cell>
          <table:table-cell table:style-name="ce44" office:value-type="float" office:value="209136.765082671" calcext:value-type="float">
            <text:p><text:s/>209,13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333.12505414408" calcext:value-type="float">
            <text:p><text:s/>2,333 <text:s/></text:p>
          </table:table-cell>
          <table:table-cell table:style-name="ce44" office:value-type="float" office:value="301480.720070588" calcext:value-type="float">
            <text:p><text:s/>301,481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434524.0339187" calcext:value-type="float">
            <text:p><text:s/>2,434,524 <text:s/></text:p>
          </table:table-cell>
          <table:table-cell table:style-name="ce44" office:value-type="float" office:value="1278555.09817727" calcext:value-type="float">
            <text:p><text:s/>1,278,555 <text:s/></text:p>
          </table:table-cell>
          <table:table-cell table:style-name="ce44" office:value-type="float" office:value="1155968.93574143" calcext:value-type="float">
            <text:p><text:s/>1,155,969 <text:s/></text:p>
          </table:table-cell>
          <table:table-cell table:style-name="ce44" office:value-type="float" office:value="512950.610207403" calcext:value-type="float">
            <text:p><text:s/>512,951 <text:s/></text:p>
          </table:table-cell>
          <table:table-cell table:style-name="ce44" office:value-type="float" office:value="211469.890136815" calcext:value-type="float">
            <text:p><text:s/>211,470 <text:s/></text:p>
          </table:table-cell>
          <table:table-cell table:style-name="ce44" office:value-type="float" office:value="209136.765082671" calcext:value-type="float">
            <text:p><text:s/>209,13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333.12505414408" calcext:value-type="float">
            <text:p><text:s/>2,333 <text:s/></text:p>
          </table:table-cell>
          <table:table-cell table:style-name="ce44" office:value-type="float" office:value="301480.720070588" calcext:value-type="float">
            <text:p><text:s/>301,4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143078.82236315" calcext:value-type="float">
            <text:p><text:s/>1,143,079 <text:s/></text:p>
          </table:table-cell>
          <table:table-cell table:style-name="ce42" office:value-type="float" office:value="300731.414621716" calcext:value-type="float">
            <text:p><text:s/>300,731 <text:s/></text:p>
          </table:table-cell>
          <table:table-cell table:style-name="ce42" office:value-type="float" office:value="842347.40774143" calcext:value-type="float">
            <text:p><text:s/>842,347 <text:s/></text:p>
          </table:table-cell>
          <table:table-cell table:style-name="ce42" office:value-type="float" office:value="512950.610207403" calcext:value-type="float">
            <text:p><text:s/>512,951 <text:s/></text:p>
          </table:table-cell>
          <table:table-cell table:style-name="ce42" office:value-type="float" office:value="211469.890136815" calcext:value-type="float">
            <text:p><text:s/>211,470 <text:s/></text:p>
          </table:table-cell>
          <table:table-cell table:style-name="ce42" office:value-type="float" office:value="209136.765082671" calcext:value-type="float">
            <text:p><text:s/>209,1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33.12505414408" calcext:value-type="float">
            <text:p><text:s/>2,333 <text:s/></text:p>
          </table:table-cell>
          <table:table-cell table:style-name="ce42" office:value-type="float" office:value="301480.720070588" calcext:value-type="float">
            <text:p><text:s/>301,4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39.1111111111111" calcext:value-type="float">
            <text:p><text:s/>3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1315.71006616" calcext:value-type="float">
            <text:p><text:s/>21,316 <text:s/></text:p>
          </table:table-cell>
          <table:table-cell table:style-name="ce42" office:value-type="float" office:value="13714.63506616" calcext:value-type="float">
            <text:p><text:s/>13,715 <text:s/></text:p>
          </table:table-cell>
          <table:table-cell table:style-name="ce42" office:value-type="float" office:value="7601.075" calcext:value-type="float">
            <text:p><text:s/>7,601 <text:s/></text:p>
          </table:table-cell>
          <table:table-cell table:number-columns-repeated="3" table:style-name="ce42" office:value-type="float" office:value="24629.0302222222" calcext:value-type="float">
            <text:p><text:s/>24,62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0570.4624444444" calcext:value-type="float">
            <text:p><text:s/>30,570 <text:s/></text:p>
          </table:table-cell>
          <table:table-cell table:style-name="ce42" office:value-type="float" office:value="2457.67644444444" calcext:value-type="float">
            <text:p><text:s/>2,458 <text:s/></text:p>
          </table:table-cell>
          <table:table-cell table:style-name="ce42" office:value-type="float" office:value="28112.786" calcext:value-type="float">
            <text:p><text:s/>28,1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698.000666666667" calcext:value-type="float">
            <text:p><text:s/>698 <text:s/></text:p>
          </table:table-cell>
          <table:table-cell table:style-name="ce42" office:value-type="float" office:value="244.898666666667" calcext:value-type="float">
            <text:p><text:s/>245 <text:s/></text:p>
          </table:table-cell>
          <table:table-cell table:style-name="ce42" office:value-type="float" office:value="453.102" calcext:value-type="float">
            <text:p><text:s/>45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2444.04877777778" calcext:value-type="float">
            <text:p><text:s/>2,444 <text:s/></text:p>
          </table:table-cell>
          <table:table-cell table:style-name="ce42" office:value-type="float" office:value="593.881777777778" calcext:value-type="float">
            <text:p><text:s/>594 <text:s/></text:p>
          </table:table-cell>
          <table:table-cell table:style-name="ce42" office:value-type="float" office:value="1850.167" calcext:value-type="float">
            <text:p><text:s/>1,8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2056.8733333333" calcext:value-type="float">
            <text:p><text:s/>12,057 <text:s/></text:p>
          </table:table-cell>
          <table:table-cell table:style-name="ce42" office:value-type="float" office:value="3208.93333333333" calcext:value-type="float">
            <text:p><text:s/>3,209 <text:s/></text:p>
          </table:table-cell>
          <table:table-cell table:style-name="ce42" office:value-type="float" office:value="8847.94" calcext:value-type="float">
            <text:p><text:s/>8,848 <text:s/></text:p>
          </table:table-cell>
          <table:table-cell table:style-name="ce42" office:value-type="float" office:value="210739.830649496" calcext:value-type="float">
            <text:p><text:s/>210,740 <text:s/></text:p>
          </table:table-cell>
          <table:table-cell table:number-columns-repeated="2" table:style-name="ce42" office:value-type="float" office:value="184507.734860449" calcext:value-type="float">
            <text:p><text:s/>184,50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232.0957890475" calcext:value-type="float">
            <text:p><text:s/>26,2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605.163" calcext:value-type="float">
            <text:p><text:s/>1,605 <text:s/></text:p>
          </table:table-cell>
          <table:table-cell table:style-name="ce42" office:value-type="float" office:value="719.424" calcext:value-type="float">
            <text:p><text:s/>719 <text:s/></text:p>
          </table:table-cell>
          <table:table-cell table:style-name="ce42" office:value-type="float" office:value="885.739" calcext:value-type="float">
            <text:p><text:s/>8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94676.549986138" calcext:value-type="float">
            <text:p><text:s/>294,677 <text:s/></text:p>
          </table:table-cell>
          <table:table-cell table:style-name="ce42" office:value-type="float" office:value="11350.5777777778" calcext:value-type="float">
            <text:p><text:s/>11,351 <text:s/></text:p>
          </table:table-cell>
          <table:table-cell table:style-name="ce42" office:value-type="float" office:value="283325.97220836" calcext:value-type="float">
            <text:p><text:s/>283,326 <text:s/></text:p>
          </table:table-cell>
          <table:table-cell table:style-name="ce42" office:value-type="float" office:value="277.917009366533" calcext:value-type="float">
            <text:p><text:s/>278 <text:s/></text:p>
          </table:table-cell>
          <table:table-cell table:style-name="ce42" office:value-type="float" office:value="261.91495014408" calcext:value-type="float">
            <text:p><text:s/>26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1.91495014408" calcext:value-type="float">
            <text:p><text:s/>262 <text:s/></text:p>
          </table:table-cell>
          <table:table-cell table:style-name="ce42" office:value-type="float" office:value="16.0020592224533" calcext:value-type="float">
            <text:p><text:s/>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237164.08020836" calcext:value-type="float">
            <text:p><text:s/>237,164 <text:s/></text:p>
          </table:table-cell>
          <table:table-cell table:style-name="ce42" office:value-type="float" office:value="11132.8" calcext:value-type="float">
            <text:p><text:s/>11,133 <text:s/></text:p>
          </table:table-cell>
          <table:table-cell table:style-name="ce42" office:value-type="float" office:value="226031.28020836" calcext:value-type="float">
            <text:p><text:s/>226,031 <text:s/></text:p>
          </table:table-cell>
          <table:table-cell table:number-columns-repeated="2" table:style-name="ce42" office:value-type="float" office:value="261.91495014408" calcext:value-type="float">
            <text:p><text:s/>26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1.91495014408" calcext:value-type="float">
            <text:p><text:s/>26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8402.421" calcext:value-type="float">
            <text:p>( 28,402 <text:s/>)</text:p>
          </table:table-cell>
          <table:table-cell table:style-name="ce45" office:value-type="float" office:value="3244.8" calcext:value-type="float">
            <text:p>( 3,245 <text:s/>)</text:p>
          </table:table-cell>
          <table:table-cell table:style-name="ce45" office:value-type="float" office:value="25157.621" calcext:value-type="float">
            <text:p>( 25,15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205566.992541693" calcext:value-type="float">
            <text:p>( 205,567 <text:s/>)</text:p>
          </table:table-cell>
          <table:table-cell table:style-name="ce45" office:value-type="float" office:value="4693.33333333333" calcext:value-type="float">
            <text:p>( 4,693 <text:s/>)</text:p>
          </table:table-cell>
          <table:table-cell table:style-name="ce45" office:value-type="float" office:value="200873.65920836" calcext:value-type="float">
            <text:p>( 200,874 <text:s/>)</text:p>
          </table:table-cell>
          <table:table-cell table:number-columns-repeated="2" table:style-name="ce45" office:value-type="float" office:value="261.91495014408" calcext:value-type="float">
            <text:p>( 262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61.91495014408" calcext:value-type="float">
            <text:p>( 262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3194.66666666667" calcext:value-type="float">
            <text:p>( 3,19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59.777777777778" calcext:value-type="float">
            <text:p><text:s/>360 <text:s/></text:p>
          </table:table-cell>
          <table:table-cell table:style-name="ce42" office:value-type="float" office:value="217.777777777778" calcext:value-type="float">
            <text:p><text:s/>218 <text:s/></text:p>
          </table:table-cell>
          <table:table-cell table:style-name="ce42" office:value-type="float" office:value="142" calcext:value-type="float">
            <text:p><text:s/>142 <text:s/></text:p>
          </table:table-cell>
          <table:table-cell table:style-name="ce42" office:value-type="float" office:value="16.0020592224533" calcext:value-type="float">
            <text:p><text:s/>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.0020592224533" calcext:value-type="float">
            <text:p><text:s/>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57152.692" calcext:value-type="float">
            <text:p><text:s/>57,15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152.692" calcext:value-type="float">
            <text:p><text:s/>57,15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6835.963" calcext:value-type="float">
            <text:p><text:s/>6,836 <text:s/></text:p>
          </table:table-cell>
          <table:table-cell table:style-name="ce42" office:value-type="float" office:value="3620.672" calcext:value-type="float">
            <text:p><text:s/>3,621 <text:s/></text:p>
          </table:table-cell>
          <table:table-cell table:style-name="ce42" office:value-type="float" office:value="3215.291" calcext:value-type="float">
            <text:p><text:s/>3,2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212.76444444444" calcext:value-type="float">
            <text:p><text:s/>1,213 <text:s/></text:p>
          </table:table-cell>
          <table:table-cell table:style-name="ce42" office:value-type="float" office:value="306.124444444444" calcext:value-type="float">
            <text:p><text:s/>306 <text:s/></text:p>
          </table:table-cell>
          <table:table-cell table:style-name="ce42" office:value-type="float" office:value="906.64" calcext:value-type="float">
            <text:p><text:s/>9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4714.1307777778" calcext:value-type="float">
            <text:p><text:s/>14,714 <text:s/></text:p>
          </table:table-cell>
          <table:table-cell table:style-name="ce46" office:value-type="float" office:value="1450.90577777778" calcext:value-type="float">
            <text:p><text:s/>1,451 <text:s/></text:p>
          </table:table-cell>
          <table:table-cell table:style-name="ce46" office:value-type="float" office:value="13263.225" calcext:value-type="float">
            <text:p><text:s/>13,263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68045.688111111" calcext:value-type="float">
            <text:p><text:s/>168,046 <text:s/></text:p>
          </table:table-cell>
          <table:table-cell table:style-name="ce42" office:value-type="float" office:value="126452.807111111" calcext:value-type="float">
            <text:p><text:s/>126,453 <text:s/></text:p>
          </table:table-cell>
          <table:table-cell table:style-name="ce42" office:value-type="float" office:value="41592.881" calcext:value-type="float">
            <text:p><text:s/>41,59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800.055222222222" calcext:value-type="float">
            <text:p><text:s/>800 <text:s/></text:p>
          </table:table-cell>
          <table:table-cell table:style-name="ce42" office:value-type="float" office:value="195.918222222222" calcext:value-type="float">
            <text:p><text:s/>196 <text:s/></text:p>
          </table:table-cell>
          <table:table-cell table:style-name="ce42" office:value-type="float" office:value="604.137" calcext:value-type="float">
            <text:p><text:s/>6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67245.632888889" calcext:value-type="float">
            <text:p><text:s/>167,246 <text:s/></text:p>
          </table:table-cell>
          <table:table-cell table:style-name="ce42" office:value-type="float" office:value="126256.888888889" calcext:value-type="float">
            <text:p><text:s/>126,257 <text:s/></text:p>
          </table:table-cell>
          <table:table-cell table:style-name="ce42" office:value-type="float" office:value="40988.744" calcext:value-type="float">
            <text:p><text:s/>40,98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58786.741" calcext:value-type="float">
            <text:p>( 58,787 <text:s/>)</text:p>
          </table:table-cell>
          <table:table-cell table:style-name="ce45" office:value-type="float" office:value="56200" calcext:value-type="float">
            <text:p>( 56,200 <text:s/>)</text:p>
          </table:table-cell>
          <table:table-cell table:style-name="ce45" office:value-type="float" office:value="2586.741" calcext:value-type="float">
            <text:p>( 2,58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58756.2252222222" calcext:value-type="float">
            <text:p>( 58,756 <text:s/>)</text:p>
          </table:table-cell>
          <table:table-cell table:style-name="ce47" office:value-type="float" office:value="31654.2222222222" calcext:value-type="float">
            <text:p>( 31,654 <text:s/>)</text:p>
          </table:table-cell>
          <table:table-cell table:style-name="ce47" office:value-type="float" office:value="27102.003" calcext:value-type="float">
            <text:p>( 27,102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308631.384088626" calcext:value-type="float">
            <text:p><text:s/>308,631 <text:s/></text:p>
          </table:table-cell>
          <table:table-cell table:style-name="ce42" office:value-type="float" office:value="19741.2995555556" calcext:value-type="float">
            <text:p><text:s/>19,741 <text:s/></text:p>
          </table:table-cell>
          <table:table-cell table:style-name="ce42" office:value-type="float" office:value="288890.08453307" calcext:value-type="float">
            <text:p><text:s/>288,8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277400.615421959" calcext:value-type="float">
            <text:p><text:s/>277,401 <text:s/></text:p>
          </table:table-cell>
          <table:table-cell table:style-name="ce42" office:value-type="float" office:value="13258.6328888889" calcext:value-type="float">
            <text:p><text:s/>13,259 <text:s/></text:p>
          </table:table-cell>
          <table:table-cell table:style-name="ce42" office:value-type="float" office:value="264141.98253307" calcext:value-type="float">
            <text:p><text:s/>264,14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31230.7686666667" calcext:value-type="float">
            <text:p><text:s/>31,231 <text:s/></text:p>
          </table:table-cell>
          <table:table-cell table:style-name="ce42" office:value-type="float" office:value="6482.66666666667" calcext:value-type="float">
            <text:p><text:s/>6,483 <text:s/></text:p>
          </table:table-cell>
          <table:table-cell table:style-name="ce42" office:value-type="float" office:value="24748.102" calcext:value-type="float">
            <text:p><text:s/>24,7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20642.5187777778" calcext:value-type="float">
            <text:p>( 20,643 <text:s/>)</text:p>
          </table:table-cell>
          <table:table-cell table:style-name="ce45" office:value-type="float" office:value="1745.77777777778" calcext:value-type="float">
            <text:p>( 1,746 <text:s/>)</text:p>
          </table:table-cell>
          <table:table-cell table:style-name="ce45" office:value-type="float" office:value="18896.741" calcext:value-type="float">
            <text:p>( 18,89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43773.1353333333" calcext:value-type="float">
            <text:p><text:s/>43,773 <text:s/></text:p>
          </table:table-cell>
          <table:table-cell table:style-name="ce42" office:value-type="float" office:value="12275.2293333333" calcext:value-type="float">
            <text:p><text:s/>12,275 <text:s/></text:p>
          </table:table-cell>
          <table:table-cell table:style-name="ce42" office:value-type="float" office:value="31497.906" calcext:value-type="float">
            <text:p><text:s/>31,49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6624.89466666667" calcext:value-type="float">
            <text:p><text:s/>6,625 <text:s/></text:p>
          </table:table-cell>
          <table:table-cell table:style-name="ce46" office:value-type="float" office:value="4631.77066666667" calcext:value-type="float">
            <text:p><text:s/>4,632 <text:s/></text:p>
          </table:table-cell>
          <table:table-cell table:style-name="ce46" office:value-type="float" office:value="1993.124" calcext:value-type="float">
            <text:p><text:s/>1,993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41709.515333333" calcext:value-type="float">
            <text:p><text:s/>141,710 <text:s/></text:p>
          </table:table-cell>
          <table:table-cell table:style-name="ce42" office:value-type="float" office:value="82727.8293333333" calcext:value-type="float">
            <text:p><text:s/>82,728 <text:s/></text:p>
          </table:table-cell>
          <table:table-cell table:style-name="ce42" office:value-type="float" office:value="58981.686" calcext:value-type="float">
            <text:p><text:s/>58,98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13545.3785555556" calcext:value-type="float">
            <text:p><text:s/>13,545 <text:s/></text:p>
          </table:table-cell>
          <table:table-cell table:style-name="ce42" office:value-type="float" office:value="6134.85155555556" calcext:value-type="float">
            <text:p><text:s/>6,135 <text:s/></text:p>
          </table:table-cell>
          <table:table-cell table:style-name="ce42" office:value-type="float" office:value="7410.527" calcext:value-type="float">
            <text:p><text:s/>7,4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21469.8171111111" calcext:value-type="float">
            <text:p><text:s/>21,470 <text:s/></text:p>
          </table:table-cell>
          <table:table-cell table:style-name="ce42" office:value-type="float" office:value="12798.3511111111" calcext:value-type="float">
            <text:p><text:s/>12,798 <text:s/></text:p>
          </table:table-cell>
          <table:table-cell table:style-name="ce42" office:value-type="float" office:value="8671.466" calcext:value-type="float">
            <text:p><text:s/>8,67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61855.0184444444" calcext:value-type="float">
            <text:p><text:s/>61,855 <text:s/></text:p>
          </table:table-cell>
          <table:table-cell table:style-name="ce42" office:value-type="float" office:value="2108.44444444444" calcext:value-type="float">
            <text:p><text:s/>2,108 <text:s/></text:p>
          </table:table-cell>
          <table:table-cell table:style-name="ce42" office:value-type="float" office:value="59746.574" calcext:value-type="float">
            <text:p><text:s/>59,7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7303.832326318" calcext:value-type="float">
            <text:p><text:s/>277,304 <text:s/></text:p>
          </table:table-cell>
          <table:table-cell table:style-name="ce42" office:value-type="float" office:value="2071.210104" calcext:value-type="float">
            <text:p><text:s/>2,07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71.210104" calcext:value-type="float">
            <text:p><text:s/>2,071 <text:s/></text:p>
          </table:table-cell>
          <table:table-cell table:style-name="ce42" office:value-type="float" office:value="275232.622222318" calcext:value-type="float">
            <text:p><text:s/>275,2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4800.59166666667" calcext:value-type="float">
            <text:p><text:s/>4,801 <text:s/></text:p>
          </table:table-cell>
          <table:table-cell table:style-name="ce43" office:value-type="float" office:value="2288.84266666667" calcext:value-type="float">
            <text:p><text:s/>2,289 <text:s/></text:p>
          </table:table-cell>
          <table:table-cell table:style-name="ce43" office:value-type="float" office:value="2511.749" calcext:value-type="float">
            <text:p><text:s/>2,512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75856.820666667" calcext:value-type="float">
            <text:p><text:s/>475,857 <text:s/></text:p>
          </table:table-cell>
          <table:table-cell table:style-name="ce42" office:value-type="float" office:value="249570.794666667" calcext:value-type="float">
            <text:p><text:s/>249,571 <text:s/></text:p>
          </table:table-cell>
          <table:table-cell table:style-name="ce42" office:value-type="float" office:value="226286.026" calcext:value-type="float">
            <text:p><text:s/>226,2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427252.442222222" calcext:value-type="float">
            <text:p><text:s/>427,252 <text:s/></text:p>
          </table:table-cell>
          <table:table-cell table:style-name="ce42" office:value-type="float" office:value="211230.630222222" calcext:value-type="float">
            <text:p><text:s/>211,231 <text:s/></text:p>
          </table:table-cell>
          <table:table-cell table:style-name="ce42" office:value-type="float" office:value="216021.812" calcext:value-type="float">
            <text:p><text:s/>216,0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582.354333333333" calcext:value-type="float">
            <text:p><text:s/>582 <text:s/></text:p>
          </table:table-cell>
          <table:table-cell table:style-name="ce42" office:value-type="float" office:value="564.717333333333" calcext:value-type="float">
            <text:p><text:s/>565 <text:s/></text:p>
          </table:table-cell>
          <table:table-cell table:style-name="ce42" office:value-type="float" office:value="17.637" calcext:value-type="float">
            <text:p><text:s/>1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27728.1895555556" calcext:value-type="float">
            <text:p><text:s/>27,728 <text:s/></text:p>
          </table:table-cell>
          <table:table-cell table:style-name="ce42" office:value-type="float" office:value="19380.7875555556" calcext:value-type="float">
            <text:p><text:s/>19,381 <text:s/></text:p>
          </table:table-cell>
          <table:table-cell table:style-name="ce42" office:value-type="float" office:value="8347.402" calcext:value-type="float">
            <text:p><text:s/>8,3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3341.0034444444" calcext:value-type="float">
            <text:p><text:s/>13,341 <text:s/></text:p>
          </table:table-cell>
          <table:table-cell table:style-name="ce42" office:value-type="float" office:value="11461.8284444444" calcext:value-type="float">
            <text:p><text:s/>11,462 <text:s/></text:p>
          </table:table-cell>
          <table:table-cell table:style-name="ce42" office:value-type="float" office:value="1879.175" calcext:value-type="float">
            <text:p><text:s/>1,87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952.83111111111" calcext:value-type="float">
            <text:p><text:s/>6,953 <text:s/></text:p>
          </table:table-cell>
          <table:table-cell table:style-name="ce43" office:value-type="float" office:value="6932.83111111111" calcext:value-type="float">
            <text:p><text:s/>6,933 <text:s/></text:p>
          </table:table-cell>
          <table:table-cell table:style-name="ce43" office:value-type="float" office:value="20" calcext:value-type="float">
            <text:p><text:s/>2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815588.390888889" calcext:value-type="float">
            <text:p><text:s/>815,588 <text:s/></text:p>
          </table:table-cell>
          <table:table-cell table:style-name="ce44" office:value-type="float" office:value="728252.888888889" calcext:value-type="float">
            <text:p><text:s/>728,253 <text:s/></text:p>
          </table:table-cell>
          <table:table-cell table:style-name="ce44" office:value-type="float" office:value="87335.502" calcext:value-type="float">
            <text:p><text:s/>87,336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60245846.724196" calcext:value-type="float">
            <text:p><text:s/>60,245,847 <text:s/></text:p>
          </table:table-cell>
          <table:table-cell table:style-name="ce42" office:value-type="float" office:value="18596" calcext:value-type="float">
            <text:p><text:s/>18,596 <text:s/></text:p>
          </table:table-cell>
          <table:table-cell table:style-name="ce42" office:value-type="float" office:value="60227250.724196" calcext:value-type="float">
            <text:p><text:s/>60,227,251 <text:s/></text:p>
          </table:table-cell>
          <table:table-cell table:style-name="ce42" office:value-type="float" office:value="3397592.523097" calcext:value-type="float">
            <text:p><text:s/>3,397,593 <text:s/></text:p>
          </table:table-cell>
          <table:table-cell table:style-name="ce42" office:value-type="float" office:value="270040.087508" calcext:value-type="float">
            <text:p><text:s/>270,040 <text:s/></text:p>
          </table:table-cell>
          <table:table-cell table:style-name="ce42" office:value-type="float" office:value="234679.744562" calcext:value-type="float">
            <text:p><text:s/>234,6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360.342946" calcext:value-type="float">
            <text:p><text:s/>35,360 <text:s/></text:p>
          </table:table-cell>
          <table:table-cell table:style-name="ce42" office:value-type="float" office:value="3127552.435589" calcext:value-type="float">
            <text:p><text:s/>3,127,5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9300791.705" calcext:value-type="float">
            <text:p><text:s/>59,300,7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9300791.705" calcext:value-type="float">
            <text:p><text:s/>59,300,7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178.948677" calcext:value-type="float">
            <text:p><text:s/>17,1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178.948677" calcext:value-type="float">
            <text:p><text:s/>17,17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945055.019196" calcext:value-type="float">
            <text:p><text:s/>945,055 <text:s/></text:p>
          </table:table-cell>
          <table:table-cell table:style-name="ce42" office:value-type="float" office:value="18596" calcext:value-type="float">
            <text:p><text:s/>18,596 <text:s/></text:p>
          </table:table-cell>
          <table:table-cell table:style-name="ce42" office:value-type="float" office:value="926459.019196" calcext:value-type="float">
            <text:p><text:s/>926,459 <text:s/></text:p>
          </table:table-cell>
          <table:table-cell table:style-name="ce42" office:value-type="float" office:value="3380413.57442" calcext:value-type="float">
            <text:p><text:s/>3,380,414 <text:s/></text:p>
          </table:table-cell>
          <table:table-cell table:style-name="ce42" office:value-type="float" office:value="270040.087508" calcext:value-type="float">
            <text:p><text:s/>270,040 <text:s/></text:p>
          </table:table-cell>
          <table:table-cell table:style-name="ce42" office:value-type="float" office:value="234679.744562" calcext:value-type="float">
            <text:p><text:s/>234,6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360.342946" calcext:value-type="float">
            <text:p><text:s/>35,360 <text:s/></text:p>
          </table:table-cell>
          <table:table-cell table:style-name="ce42" office:value-type="float" office:value="3110373.486912" calcext:value-type="float">
            <text:p><text:s/>3,110,3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968.348673" calcext:value-type="float">
            <text:p><text:s/>27,9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968.348673" calcext:value-type="float">
            <text:p><text:s/>27,96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7968.348673" calcext:value-type="float">
            <text:p><text:s/>27,96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7968.348673" calcext:value-type="float">
            <text:p><text:s/>27,968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9年(西元2010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00769.680351111" calcext:value-type="float">
            <text:p><text:s/>400,770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076.13593777778" calcext:value-type="float">
            <text:p><text:s/>2,076 <text:s/></text:p>
          </table:table-cell>
          <table:table-cell table:style-name="ce41" office:value-type="float" office:value="98072.2781888889" calcext:value-type="float">
            <text:p><text:s/>98,072 <text:s/></text:p>
          </table:table-cell>
          <table:table-cell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2053818.1994" calcext:value-type="float">
            <text:p><text:s/>12,053,8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2053818.1994" calcext:value-type="float">
            <text:p><text:s/>12,053,818 <text:s/></text:p>
          </table:table-cell>
          <table:table-cell table:style-name="ce43" office:value-type="float" office:value="400769.680351111" calcext:value-type="float">
            <text:p><text:s/>400,77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076.13593777778" calcext:value-type="float">
            <text:p><text:s/>2,076 <text:s/></text:p>
          </table:table-cell>
          <table:table-cell table:style-name="ce43" office:value-type="float" office:value="98072.2781888889" calcext:value-type="float">
            <text:p><text:s/>98,072 <text:s/></text:p>
          </table:table-cell>
          <table:table-cell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26" calcext:value-type="float">
            <text:p><text:s/>-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0003" calcext:value-type="float">
            <text:p><text:s/>-0 <text:s/></text:p>
          </table:table-cell>
          <table:table-cell table:style-name="ce43" office:value-type="float" office:value="-0.0000000000002" calcext:value-type="float">
            <text:p><text:s/>-0 <text:s/></text:p>
          </table:table-cell>
          <table:table-cell table:style-name="ce43" office:value-type="float" office:value="-1130.26149777776" calcext:value-type="float">
            <text:p><text:s/>-1,13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2053818.1994" calcext:value-type="float">
            <text:p><text:s/>12,053,818 <text:s/></text:p>
          </table:table-cell>
          <table:table-cell table:style-name="ce42" office:value-type="float" office:value="693265.140255556" calcext:value-type="float">
            <text:p><text:s/>693,2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76.13593777778" calcext:value-type="float">
            <text:p><text:s/>2,076 <text:s/></text:p>
          </table:table-cell>
          <table:table-cell table:style-name="ce42" office:value-type="float" office:value="98072.2781888889" calcext:value-type="float">
            <text:p><text:s/>98,072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2053818.1994" calcext:value-type="float">
            <text:p><text:s/>12,053,818 <text:s/></text:p>
          </table:table-cell>
          <table:table-cell table:style-name="ce42" office:value-type="float" office:value="693265.140255556" calcext:value-type="float">
            <text:p><text:s/>693,2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8.864606666667" calcext:value-type="float">
            <text:p><text:s/>369 <text:s/></text:p>
          </table:table-cell>
          <table:table-cell table:style-name="ce42" office:value-type="float" office:value="97088.3113866667" calcext:value-type="float">
            <text:p><text:s/>97,088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07.27133111111" calcext:value-type="float">
            <text:p><text:s/>1,707 <text:s/></text:p>
          </table:table-cell>
          <table:table-cell table:style-name="ce42" office:value-type="float" office:value="983.966802222222" calcext:value-type="float">
            <text:p><text:s/>984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2495.459904444" calcext:value-type="float">
            <text:p><text:s/>292,49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607847.2887222" calcext:value-type="float">
            <text:p><text:s/>23,607,84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2495.459904444" calcext:value-type="float">
            <text:p><text:s/>292,49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607847.2887222" calcext:value-type="float">
            <text:p><text:s/>23,607,84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17900.51459333" calcext:value-type="float">
            <text:p><text:s/>1,817,90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0.4625555555556" calcext:value-type="float">
            <text:p><text:s/>8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93.95049333333" calcext:value-type="float">
            <text:p><text:s/>1,39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9760.722382222" calcext:value-type="float">
            <text:p><text:s/>329,76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09542.895671111" calcext:value-type="float">
            <text:p><text:s/>909,54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4440.128888889" calcext:value-type="float">
            <text:p><text:s/>344,44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7402.256115556" calcext:value-type="float">
            <text:p><text:s/>197,40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5280.0984866667" calcext:value-type="float">
            <text:p><text:s/>35,28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923392.801122222" calcext:value-type="float">
            <text:p><text:s/>923,39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0867684.2345044" calcext:value-type="float">
            <text:p><text:s/>20,867,68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0867684.2345044" calcext:value-type="float">
            <text:p><text:s/>20,867,68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968064.6521333" calcext:value-type="float">
            <text:p><text:s/>11,968,06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589.3830733333" calcext:value-type="float">
            <text:p><text:s/>38,58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2972.831671111" calcext:value-type="float">
            <text:p><text:s/>342,97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81040.149851111" calcext:value-type="float">
            <text:p><text:s/>581,04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317.16994" calcext:value-type="float">
            <text:p><text:s/>24,31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457.8679022222" calcext:value-type="float">
            <text:p><text:s/>40,45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8915.893622222" calcext:value-type="float">
            <text:p><text:s/>318,91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295.1923977778" calcext:value-type="float">
            <text:p><text:s/>51,29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50329.12998444" calcext:value-type="float">
            <text:p><text:s/>2,750,3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87933.02636444" calcext:value-type="float">
            <text:p><text:s/>1,887,93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1050.5544444444" calcext:value-type="float">
            <text:p>( 21,051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703357.87464222" calcext:value-type="float">
            <text:p>( 1,703,358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76308.59822" calcext:value-type="float">
            <text:p><text:s/>576,30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3615.156428889" calcext:value-type="float">
            <text:p><text:s/>213,61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72472.3489711111" calcext:value-type="float">
            <text:p><text:s/>72,47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7607.191373333" calcext:value-type="float">
            <text:p><text:s/>307,60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9202.337415556" calcext:value-type="float">
            <text:p><text:s/>109,20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476978.967446667" calcext:value-type="float">
            <text:p><text:s/>476,97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6577.978897778" calcext:value-type="float">
            <text:p><text:s/>486,57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7494.671217778" calcext:value-type="float">
            <text:p><text:s/>187,49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9083.30768" calcext:value-type="float">
            <text:p><text:s/>299,08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1096.6293466667" calcext:value-type="float">
            <text:p>( 31,097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198216.054526667" calcext:value-type="float">
            <text:p>( 198,216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27838.52702889" calcext:value-type="float">
            <text:p><text:s/>1,527,83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23649.89052222" calcext:value-type="float">
            <text:p><text:s/>1,423,65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4188.636506667" calcext:value-type="float">
            <text:p><text:s/>104,18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5642.9567022222" calcext:value-type="float">
            <text:p>( 55,643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00426.813562222" calcext:value-type="float">
            <text:p><text:s/>600,42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83156.531651111" calcext:value-type="float">
            <text:p><text:s/>183,15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59947.04878889" calcext:value-type="float">
            <text:p><text:s/>3,459,94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21747.39076667" calcext:value-type="float">
            <text:p><text:s/>2,321,74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6893.806286667" calcext:value-type="float">
            <text:p><text:s/>216,89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5820.7795355556" calcext:value-type="float">
            <text:p><text:s/>85,82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8876.7442422222" calcext:value-type="float">
            <text:p><text:s/>88,87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1745.043373333" calcext:value-type="float">
            <text:p><text:s/>231,74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075.2640888889" calcext:value-type="float">
            <text:p><text:s/>45,0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4101.732093333" calcext:value-type="float">
            <text:p><text:s/>114,10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9929.35036" calcext:value-type="float">
            <text:p><text:s/>109,9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72.38173333333" calcext:value-type="float">
            <text:p><text:s/>4,17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9929.741462222" calcext:value-type="float">
            <text:p><text:s/>249,93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4394.107253333" calcext:value-type="float">
            <text:p><text:s/>164,39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85535.6342088889" calcext:value-type="float">
            <text:p><text:s/>85,53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85821.55764444" calcext:value-type="float">
            <text:p><text:s/>4,385,82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8035.989457778" calcext:value-type="float">
            <text:p><text:s/>538,03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6085.445162222" calcext:value-type="float">
            <text:p><text:s/>256,08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3365.789311111" calcext:value-type="float">
            <text:p><text:s/>123,36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7067.2438111111" calcext:value-type="float">
            <text:p><text:s/>67,06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5124.458848889" calcext:value-type="float">
            <text:p><text:s/>135,12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5442.455446667" calcext:value-type="float">
            <text:p><text:s/>105,44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0880.21796" calcext:value-type="float">
            <text:p><text:s/>110,88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09359.11844" calcext:value-type="float">
            <text:p><text:s/>809,35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1429.882217778" calcext:value-type="float">
            <text:p><text:s/>511,43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729030.95698889" calcext:value-type="float">
            <text:p><text:s/>1,729,03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149766.55117111" calcext:value-type="float">
            <text:p><text:s/>4,149,76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41628689.1" calcext:value-type="float">
            <text:p><text:s/>41,628,689 <text:s/></text:p>
          </table:table-cell>
          <table:table-cell table:style-name="ce42" office:value-type="float" office:value="7255100.305" calcext:value-type="float">
            <text:p><text:s/>7,255,1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727.004" calcext:value-type="float">
            <text:p><text:s/>21,727 <text:s/></text:p>
          </table:table-cell>
          <table:table-cell table:style-name="ce42" office:value-type="float" office:value="1026337.795" calcext:value-type="float">
            <text:p><text:s/>1,026,33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1628689.1" calcext:value-type="float">
            <text:p><text:s/>41,628,689 <text:s/></text:p>
          </table:table-cell>
          <table:table-cell table:style-name="ce42" office:value-type="float" office:value="7255100.305" calcext:value-type="float">
            <text:p><text:s/>7,255,1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60.211" calcext:value-type="float">
            <text:p><text:s/>3,860 <text:s/></text:p>
          </table:table-cell>
          <table:table-cell table:style-name="ce42" office:value-type="float" office:value="1016040.468" calcext:value-type="float">
            <text:p><text:s/>1,016,04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866.793" calcext:value-type="float">
            <text:p><text:s/>17,867 <text:s/></text:p>
          </table:table-cell>
          <table:table-cell table:style-name="ce42" office:value-type="float" office:value="10297.327" calcext:value-type="float">
            <text:p><text:s/>10,29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9年(西元2010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14308" calcext:value-type="float">
            <text:p><text:s/>114,308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653842.21887596" calcext:value-type="float">
            <text:p><text:s/>2,653,842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0353990.093303" calcext:value-type="float">
            <text:p><text:s/>140,353,990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074949.3264162" calcext:value-type="float">
            <text:p><text:s/>18,074,949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78107.66666667" calcext:value-type="float">
            <text:p><text:s/>1,978,108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99044.44444444" calcext:value-type="float">
            <text:p><text:s/>2,199,044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87407.3883633643" calcext:value-type="float">
            <text:p><text:s/>-87,407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14308" calcext:value-type="float">
            <text:p><text:s/>114,30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20843138.263015" calcext:value-type="float">
            <text:p><text:s/>120,843,138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558720.8080189" calcext:value-type="float">
            <text:p><text:s/>22,558,721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12" calcext:value-type="float">
            <text:p><text:s/>-0 <text:s/></text:p>
          </table:table-cell>
          <table:table-cell table:style-name="ce43" office:value-type="float" office:value="596578.147559329" calcext:value-type="float">
            <text:p><text:s/>596,578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374540.468491" calcext:value-type="float">
            <text:p><text:s/>120,374,540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98244.58333333" calcext:value-type="float">
            <text:p><text:s/>5,398,245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19769.49888889" calcext:value-type="float">
            <text:p><text:s/>4,319,769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254994.160546" calcext:value-type="float">
            <text:p><text:s/>51,254,994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836293.38003" calcext:value-type="float">
            <text:p><text:s/>47,836,293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91.23813333333" calcext:value-type="float">
            <text:p><text:s/>2,691 <text:s/></text:p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2844.144444444" calcext:value-type="float">
            <text:p><text:s/>782,844 <text:s/></text:p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779703.4631147" calcext:value-type="float">
            <text:p><text:s/>10,779,703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81599.468" calcext:value-type="float">
            <text:p><text:s/>2,081,599 <text:s/></text:p>
          </table:table-cell>
          <table:table-cell table:style-name="ce42" office:value-type="float" office:value="107667808.026374" calcext:value-type="float">
            <text:p><text:s/>107,667,808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81599.468" calcext:value-type="float">
            <text:p><text:s/>2,081,599 <text:s/></text:p>
          </table:table-cell>
          <table:table-cell table:style-name="ce42" office:value-type="float" office:value="86992339.6109984" calcext:value-type="float">
            <text:p><text:s/>86,992,340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0675468.415376" calcext:value-type="float">
            <text:p><text:s/>20,675,468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0474.538133333" calcext:value-type="float">
            <text:p><text:s/>520,475 <text:s/></text:p>
          </table:table-cell>
          <table:table-cell table:style-name="ce42" office:value-type="float" office:value="6551717.34395887" calcext:value-type="float">
            <text:p><text:s/>6,551,717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52.72922222222" calcext:value-type="float">
            <text:p><text:s/>1,653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6247.332666667" calcext:value-type="float">
            <text:p><text:s/>566,247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2383.248" calcext:value-type="float">
            <text:p><text:s/>492,383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93.95049333333" calcext:value-type="float">
            <text:p><text:s/>1,394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0474.538133333" calcext:value-type="float">
            <text:p><text:s/>520,475 <text:s/></text:p>
          </table:table-cell>
          <table:table-cell table:style-name="ce42" office:value-type="float" office:value="3987081.35805072" calcext:value-type="float">
            <text:p><text:s/>3,987,081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23996.030135556" calcext:value-type="float">
            <text:p><text:s/>923,996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4440.128888889" calcext:value-type="float">
            <text:p><text:s/>344,440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7402.256115556" calcext:value-type="float">
            <text:p><text:s/>197,402 <text:s/></text:p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7120.3103859269" calcext:value-type="float">
            <text:p><text:s/>37,120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982009.820344444" calcext:value-type="float">
            <text:p><text:s/>982,010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14308" calcext:value-type="float">
            <text:p><text:s/>114,308 <text:s/></text:p>
          </table:table-cell>
          <table:table-cell table:style-name="ce44" office:value-type="float" office:value="1561124.92986667" calcext:value-type="float">
            <text:p><text:s/>1,561,125 <text:s/></text:p>
          </table:table-cell>
          <table:table-cell table:style-name="ce44" office:value-type="float" office:value="77447379.7010167" calcext:value-type="float">
            <text:p><text:s/>77,447,380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14308" calcext:value-type="float">
            <text:p><text:s/>114,308 <text:s/></text:p>
          </table:table-cell>
          <table:table-cell table:style-name="ce44" office:value-type="float" office:value="1561124.92986667" calcext:value-type="float">
            <text:p><text:s/>1,561,125 <text:s/></text:p>
          </table:table-cell>
          <table:table-cell table:style-name="ce44" office:value-type="float" office:value="52643201.2296587" calcext:value-type="float">
            <text:p><text:s/>52,643,201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61124.92986667" calcext:value-type="float">
            <text:p><text:s/>1,561,125 <text:s/></text:p>
          </table:table-cell>
          <table:table-cell table:style-name="ce42" office:value-type="float" office:value="26471838.4719423" calcext:value-type="float">
            <text:p><text:s/>26,471,838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9150.8098844444" calcext:value-type="float">
            <text:p><text:s/>99,151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332.9499259259" calcext:value-type="float">
            <text:p><text:s/>21,333 <text:s/></text:p>
          </table:table-cell>
          <table:table-cell table:style-name="ce42" office:value-type="float" office:value="758998.22517815" calcext:value-type="float">
            <text:p><text:s/>758,998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646.8554074074" calcext:value-type="float">
            <text:p><text:s/>40,647 <text:s/></text:p>
          </table:table-cell>
          <table:table-cell table:style-name="ce42" office:value-type="float" office:value="1545051.21499879" calcext:value-type="float">
            <text:p><text:s/>1,545,051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368.1606566667" calcext:value-type="float">
            <text:p><text:s/>57,368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905.65774" calcext:value-type="float">
            <text:p><text:s/>51,906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990.1902222222" calcext:value-type="float">
            <text:p><text:s/>14,990 <text:s/></text:p>
          </table:table-cell>
          <table:table-cell table:style-name="ce42" office:value-type="float" office:value="1170496.93808561" calcext:value-type="float">
            <text:p><text:s/>1,170,497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078.7007711111" calcext:value-type="float">
            <text:p><text:s/>59,079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09624.93721111" calcext:value-type="float">
            <text:p><text:s/>1,409,625 <text:s/></text:p>
          </table:table-cell>
          <table:table-cell table:style-name="ce42" office:value-type="float" office:value="8351457.87710632" calcext:value-type="float">
            <text:p><text:s/>8,351,458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09624.93721111" calcext:value-type="float">
            <text:p><text:s/>1,409,625 <text:s/></text:p>
          </table:table-cell>
          <table:table-cell table:style-name="ce42" office:value-type="float" office:value="6254422.58751224" calcext:value-type="float">
            <text:p><text:s/>6,254,423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8491.14878" calcext:value-type="float">
            <text:p>( 18,491 <text:s/>)</text:p>
          </table:table-cell>
          <table:table-cell table:style-name="ce45" office:value-type="float" office:value="1116188.22978225" calcext:value-type="float">
            <text:p>( 1,116,188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391133.78843111" calcext:value-type="float">
            <text:p>( 1,391,134 <text:s/>)</text:p>
          </table:table-cell>
          <table:table-cell table:style-name="ce45" office:value-type="float" office:value="4970638.29378555" calcext:value-type="float">
            <text:p>( 4,970,638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071.46666666667" calcext:value-type="float">
            <text:p>( 4,071 <text:s/>)</text:p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59930.62035056" calcext:value-type="float">
            <text:p><text:s/>1,259,931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8068.916242412" calcext:value-type="float">
            <text:p><text:s/>478,069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359035.753001111" calcext:value-type="float">
            <text:p><text:s/>359,036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8366.837635556" calcext:value-type="float">
            <text:p><text:s/>528,367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3891.858016667" calcext:value-type="float">
            <text:p><text:s/>193,892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591005.996637778" calcext:value-type="float">
            <text:p><text:s/>591,006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34191.88117667" calcext:value-type="float">
            <text:p><text:s/>2,634,192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56232.54795111" calcext:value-type="float">
            <text:p><text:s/>1,556,233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77959.33322556" calcext:value-type="float">
            <text:p><text:s/>1,077,959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96724.39046" calcext:value-type="float">
            <text:p>( 96,724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63106.757935556" calcext:value-type="float">
            <text:p>( 263,107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272.8604333333" calcext:value-type="float">
            <text:p><text:s/>10,273 <text:s/></text:p>
          </table:table-cell>
          <table:table-cell table:style-name="ce42" office:value-type="float" office:value="4227661.42487709" calcext:value-type="float">
            <text:p><text:s/>4,227,661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163.71626" calcext:value-type="float">
            <text:p><text:s/>6,164 <text:s/></text:p>
          </table:table-cell>
          <table:table-cell table:style-name="ce42" office:value-type="float" office:value="4008601.19988043" calcext:value-type="float">
            <text:p><text:s/>4,008,601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09.14417333333" calcext:value-type="float">
            <text:p><text:s/>4,109 <text:s/></text:p>
          </table:table-cell>
          <table:table-cell table:style-name="ce42" office:value-type="float" office:value="219060.224996667" calcext:value-type="float">
            <text:p><text:s/>219,060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109.14417333333" calcext:value-type="float">
            <text:p>( 4,109 <text:s/>)</text:p>
          </table:table-cell>
          <table:table-cell table:style-name="ce45" office:value-type="float" office:value="89762.62052" calcext:value-type="float">
            <text:p>( 89,763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37101.063708889" calcext:value-type="float">
            <text:p><text:s/>737,101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02539.607937778" calcext:value-type="float">
            <text:p><text:s/>202,540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4257.1366666667" calcext:value-type="float">
            <text:p><text:s/>64,257 <text:s/></text:p>
          </table:table-cell>
          <table:table-cell table:style-name="ce42" office:value-type="float" office:value="3936738.80046669" calcext:value-type="float">
            <text:p><text:s/>3,936,739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4257.1366666667" calcext:value-type="float">
            <text:p><text:s/>64,257 <text:s/></text:p>
          </table:table-cell>
          <table:table-cell table:style-name="ce42" office:value-type="float" office:value="2399549.90598889" calcext:value-type="float">
            <text:p><text:s/>2,399,550 <text:s/></text:p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8899.616405556" calcext:value-type="float">
            <text:p><text:s/>278,900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820.7795355556" calcext:value-type="float">
            <text:p><text:s/>85,821 <text:s/></text:p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8487.600896667" calcext:value-type="float">
            <text:p><text:s/>268,488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0022.862366327" calcext:value-type="float">
            <text:p><text:s/>510,023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2598.5535" calcext:value-type="float">
            <text:p><text:s/>132,599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1004.00436" calcext:value-type="float">
            <text:p><text:s/>51,004 <text:s/></text:p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111979.2727906" calcext:value-type="float">
            <text:p><text:s/>13,111,979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692.4444444444" calcext:value-type="float">
            <text:p><text:s/>85,692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581195.4962528" calcext:value-type="float">
            <text:p><text:s/>12,581,195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9674.683693333" calcext:value-type="float">
            <text:p><text:s/>139,675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72.38173333333" calcext:value-type="float">
            <text:p><text:s/>4,172 <text:s/></text:p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1244.266666667" calcext:value-type="float">
            <text:p><text:s/>301,244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0842.458511111" calcext:value-type="float">
            <text:p><text:s/>650,842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1212.557635556" calcext:value-type="float">
            <text:p><text:s/>231,213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19629.900875556" calcext:value-type="float">
            <text:p><text:s/>419,630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429.24" calcext:value-type="float">
            <text:p><text:s/>3,4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14497.78198913" calcext:value-type="float">
            <text:p><text:s/>6,014,498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8035.989457778" calcext:value-type="float">
            <text:p><text:s/>538,036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57711.54751024" calcext:value-type="float">
            <text:p><text:s/>1,257,712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1119.922644444" calcext:value-type="float">
            <text:p><text:s/>131,120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692.9771444445" calcext:value-type="float">
            <text:p><text:s/>80,693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5630.925515556" calcext:value-type="float">
            <text:p><text:s/>145,631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702.780496667" calcext:value-type="float">
            <text:p><text:s/>113,703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0880.21796" calcext:value-type="float">
            <text:p><text:s/>110,880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37087.307995556" calcext:value-type="float">
            <text:p><text:s/>837,087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429.24" calcext:value-type="float">
            <text:p><text:s/>3,4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15138.747884445" calcext:value-type="float">
            <text:p><text:s/>915,139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884497.36538" calcext:value-type="float">
            <text:p><text:s/>1,884,497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110878.76" calcext:value-type="float">
            <text:p><text:s/>110,87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6394043.24442559" calcext:value-type="float">
            <text:p><text:s/>6,394,043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804178.471358" calcext:value-type="float">
            <text:p><text:s/>24,804,178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804178.471358" calcext:value-type="float">
            <text:p><text:s/>24,804,178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0510055.2770367" calcext:value-type="float">
            <text:p>( 20,510,055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7058871.040955" calcext:value-type="float">
            <text:p><text:s/>247,058,871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6431389.921" calcext:value-type="float">
            <text:p><text:s/>206,431,390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164.12" calcext:value-type="float">
            <text:p><text:s/>28,164 <text:s/></text:p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84176.999999" calcext:value-type="float">
            <text:p><text:s/>2,484,177 <text:s/></text:p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115139.999956" calcext:value-type="float">
            <text:p><text:s/>38,115,140 <text:s/></text:p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846677.999966" calcext:value-type="float">
            <text:p><text:s/>24,846,678 <text:s/></text:p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4846677.999966" calcext:value-type="float">
            <text:p><text:s/>24,846,678 <text:s/></text:p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